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3.0646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0">
      <style:text-properties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66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24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0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2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font-size-asian="12pt" style:font-size-complex="12pt"/>
    </style:style>
    <style:style style:name="ce168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47"/>
          <table:table-cell table:style-name="ce79" office:value-type="string" calcext:value-type="string" table:number-columns-spanned="2" table:number-rows-spanned="1">
            <text:p>Type</text:p>
          </table:table-cell>
          <table:covered-table-cell table:style-name="ce79"/>
          <table:table-cell table:style-name="ce35"/>
          <table:table-cell table:style-name="ce2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47"/>
          <table:table-cell table:style-name="ce95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79" table:number-columns-spanned="2" table:number-rows-spanned="1"/>
          <table:covered-table-cell table:style-name="ce79"/>
          <table:table-cell table:style-name="ce47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47" table:number-columns-repeated="2"/>
          <table:table-cell table:style-name="ce120"/>
          <table:table-cell table:style-name="ce48"/>
          <table:table-cell table:style-name="ce35"/>
          <table:table-cell table:style-name="ce47" table:number-columns-repeated="3"/>
          <table:table-cell table:style-name="ce145"/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empEval</text:p>
          </table:table-cell>
          <table:table-cell table:style-name="ce25" office:value-type="string" calcext:value-type="string" table:number-columns-spanned="2" table:number-rows-spanned="1">
            <text:p>F1</text:p>
          </table:table-cell>
          <table:covered-table-cell table:style-name="ce47"/>
          <table:table-cell table:style-name="ce25" office:value-type="string" calcext:value-type="string" table:number-columns-spanned="2" table:number-rows-spanned="1">
            <text:p>P</text:p>
          </table:table-cell>
          <table:covered-table-cell table:style-name="ce47"/>
          <table:table-cell table:style-name="ce25" office:value-type="string" calcext:value-type="string" table:number-columns-spanned="2" table:number-rows-spanned="1">
            <text:p>R</text:p>
          </table:table-cell>
          <table:covered-table-cell table:style-name="ce47"/>
          <table:table-cell table:style-name="ce79" office:value-type="string" calcext:value-type="string" table:number-columns-spanned="2" table:number-rows-spanned="1">
            <text:p>F1</text:p>
          </table:table-cell>
          <table:covered-table-cell table:style-name="ce79"/>
          <table:table-cell table:style-name="ce35"/>
          <table:table-cell table:style-name="ce25" office:value-type="string" calcext:value-type="string" table:number-columns-spanned="2" table:number-rows-spanned="1">
            <text:p>F1</text:p>
          </table:table-cell>
          <table:covered-table-cell table:style-name="ce47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47"/>
          <table:table-cell table:style-name="ce25" office:value-type="string" calcext:value-type="string" table:number-columns-spanned="2" table:number-rows-spanned="1">
            <text:p>R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79" table:number-columns-spanned="2" table:number-rows-spanned="1"/>
          <table:covered-table-cell table:style-name="ce79"/>
          <table:table-cell table:style-name="ce47"/>
          <table:table-cell table:style-name="ce44" table:formula="of:=IF([.A2]&lt;&gt;&quot;&quot;; [.A2]; &quot;&quot;)" office:value-type="string" office:string-value="TempEval" calcext:value-type="string">
            <text:p>TempEval</text:p>
          </table:table-cell>
          <table:table-cell table:style-name="ce79" office:value-type="string" calcext:value-type="string" table:number-columns-spanned="3" table:number-rows-spanned="1">
            <text:p>Strict Match</text:p>
          </table:table-cell>
          <table:covered-table-cell table:style-name="ce79"/>
          <table:covered-table-cell table:style-name="ce95"/>
          <table:table-cell table:style-name="ce95" office:value-type="string" calcext:value-type="string">
            <text:p>Type</text:p>
          </table:table-cell>
          <table:table-cell table:style-name="ce35"/>
          <table:table-cell table:style-name="ce79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79"/>
          <table:table-cell table:style-name="ce146" office:value-type="string" calcext:value-type="string">
            <text:p>Type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47"/>
          <table:table-cell table:style-name="ce44" table:formula="of:=IF([.A3]&lt;&gt;&quot;&quot;; [.A3]; &quot;&quot;)">
            <text:p/>
          </table:table-cell>
          <table:table-cell table:style-name="ce79" office:value-type="string" calcext:value-type="string">
            <text:p>F1</text:p>
          </table:table-cell>
          <table:table-cell table:style-name="ce95" office:value-type="string" calcext:value-type="string">
            <text:p>P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F1</text:p>
          </table:table-cell>
          <table:table-cell table:style-name="ce35"/>
          <table:table-cell table:style-name="ce95" office:value-type="string" calcext:value-type="string">
            <text:p>F1</text:p>
          </table:table-cell>
          <table:table-cell table:style-name="ce95" office:value-type="string" calcext:value-type="string">
            <text:p>P</text:p>
          </table:table-cell>
          <table:table-cell table:style-name="ce95" office:value-type="string" calcext:value-type="string">
            <text:p>R</text:p>
          </table:table-cell>
          <table:table-cell table:style-name="ce11" office:value-type="string" calcext:value-type="string">
            <text:p>F1</text:p>
          </table:table-cell>
          <table:table-cell table:style-name="ce79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47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47"/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3"/>
          <table:table-cell table:style-name="ce55"/>
          <table:table-cell table:style-name="ce23"/>
          <table:table-cell table:style-name="ce55"/>
          <table:table-cell table:style-name="ce23"/>
          <table:table-cell table:style-name="ce72"/>
          <table:table-cell table:style-name="ce23"/>
          <table:table-cell table:style-name="ce72" table:number-columns-repeated="2"/>
          <table:table-cell table:style-name="ce55"/>
          <table:table-cell table:style-name="ce72"/>
          <table:table-cell table:style-name="ce55"/>
          <table:table-cell table:style-name="ce72"/>
          <table:table-cell table:style-name="ce23"/>
          <table:table-cell table:style-name="ce72"/>
          <table:table-cell table:style-name="ce23"/>
          <table:table-cell table:style-name="ce72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base (multi)</text:p>
          </table:table-cell>
          <table:table-cell table:style-name="ce27" office:value-type="float" office:value="91.7134788770729" calcext:value-type="float">
            <text:p>91.71</text:p>
          </table:table-cell>
          <table:table-cell table:style-name="ce59" office:value-type="float" office:value="1.66275914045183" calcext:value-type="float">
            <text:p>1.66</text:p>
          </table:table-cell>
          <table:table-cell table:style-name="ce66" office:value-type="float" office:value="90.8846613355974" calcext:value-type="float">
            <text:p>90.88</text:p>
          </table:table-cell>
          <table:table-cell table:style-name="ce66" office:value-type="float" office:value="2.11829212862164" calcext:value-type="float">
            <text:p>2.12</text:p>
          </table:table-cell>
          <table:table-cell table:style-name="ce27" office:value-type="float" office:value="92.5795600322147" calcext:value-type="float">
            <text:p>92.58</text:p>
          </table:table-cell>
          <table:table-cell table:style-name="ce59" office:value-type="float" office:value="1.70593379150668" calcext:value-type="float">
            <text:p>1.71</text:p>
          </table:table-cell>
          <table:table-cell table:style-name="ce66" office:value-type="float" office:value="89.3352572661586" calcext:value-type="float">
            <text:p>89.34</text:p>
          </table:table-cell>
          <table:table-cell table:style-name="ce66" office:value-type="float" office:value="1.99438550145622" calcext:value-type="float">
            <text:p>1.99</text:p>
          </table:table-cell>
          <table:table-cell table:style-name="ce74"/>
          <table:table-cell table:style-name="ce66" office:value-type="float" office:value="96.9087694761889" calcext:value-type="float">
            <text:p>96.91</text:p>
          </table:table-cell>
          <table:table-cell table:style-name="ce66" office:value-type="float" office:value="0.60993815341187" calcext:value-type="float">
            <text:p>0.61</text:p>
          </table:table-cell>
          <table:table-cell table:style-name="ce27" office:value-type="float" office:value="96.0307221824291" calcext:value-type="float">
            <text:p>96.03</text:p>
          </table:table-cell>
          <table:table-cell table:style-name="ce59" office:value-type="float" office:value="1.39090838680212" calcext:value-type="float">
            <text:p>1.39</text:p>
          </table:table-cell>
          <table:table-cell table:style-name="ce66" office:value-type="float" office:value="97.8264686987815" calcext:value-type="float">
            <text:p>97.83</text:p>
          </table:table-cell>
          <table:table-cell table:style-name="ce66" office:value-type="float" office:value="0.99426938023557" calcext:value-type="float">
            <text:p>0.99</text:p>
          </table:table-cell>
          <table:table-cell table:style-name="ce87" office:value-type="float" office:value="93.8299180562039" calcext:value-type="float">
            <text:p>93.83</text:p>
          </table:table-cell>
          <table:table-cell table:style-name="ce80" office:value-type="float" office:value="1.71896208739081" calcext:value-type="float">
            <text:p>1.72</text:p>
          </table:table-cell>
          <table:table-cell table:style-name="ce115"/>
          <table:table-cell table:style-name="ce117"/>
          <table:table-cell table:style-name="ce120"/>
          <table:table-cell table:style-name="ce119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10" table:formula="of:=IF([.B6]&lt;&gt;&quot;&quot;; &quot;$&quot; &amp; TEXT([.B6]; &quot;0.00&quot;) &amp; &quot;$&quot;;  &quot;&quot;)" office:value-type="string" office:string-value="$91.71$" calcext:value-type="string">
            <text:p>$91.71$</text:p>
          </table:table-cell>
          <table:table-cell table:style-name="ce112" table:formula="of:=IF([.D6]&lt;&gt;&quot;&quot;; &quot;$&quot; &amp; TEXT([.D6]; &quot;0.00&quot;) &amp; &quot;$&quot;;  &quot;&quot;)" office:value-type="string" office:string-value="$90.88$" calcext:value-type="string">
            <text:p>$90.88$</text:p>
          </table:table-cell>
          <table:table-cell table:style-name="ce110" table:formula="of:=IF([.F6]&lt;&gt;&quot;&quot;; &quot;$&quot; &amp; TEXT([.F6]; &quot;0.00&quot;) &amp; &quot;$&quot;;  &quot;&quot;)" office:value-type="string" office:string-value="$92.58$" calcext:value-type="string">
            <text:p>$92.58$</text:p>
          </table:table-cell>
          <table:table-cell table:style-name="ce112" table:formula="of:=IF([.H6]&lt;&gt;&quot;&quot;; &quot;$&quot; &amp; TEXT([.H6]; &quot;0.00&quot;) &amp; &quot;$&quot;;  &quot;&quot;)" office:value-type="string" office:string-value="$89.34$" calcext:value-type="string">
            <text:p>$89.34$</text:p>
          </table:table-cell>
          <table:table-cell table:style-name="ce127"/>
          <table:table-cell table:style-name="ce137" table:formula="of:=IF([.K6]&lt;&gt;&quot;&quot;; &quot;$&quot; &amp; TEXT([.K6]; &quot;0.00&quot;) &amp; &quot;$&quot;;  &quot;&quot;)" office:value-type="string" office:string-value="$96.91$" calcext:value-type="string">
            <text:p>$96.91$</text:p>
          </table:table-cell>
          <table:table-cell table:style-name="ce110" table:formula="of:=IF([.M6]&lt;&gt;&quot;&quot;; &quot;$&quot; &amp; TEXT([.M6]; &quot;0.00&quot;) &amp; &quot;$&quot;;  &quot;&quot;)" office:value-type="string" office:string-value="$96.03$" calcext:value-type="string">
            <text:p>$96.03$</text:p>
          </table:table-cell>
          <table:table-cell table:style-name="ce137" table:formula="of:=IF([.O6]&lt;&gt;&quot;&quot;; &quot;$&quot; &amp; TEXT([.O6]; &quot;0.00&quot;) &amp; &quot;$&quot;;  &quot;&quot;)" office:value-type="string" office:string-value="$97.83$" calcext:value-type="string">
            <text:p>$97.83$</text:p>
          </table:table-cell>
          <table:table-cell table:style-name="ce132" table:formula="of:=IF([.Q6]&lt;&gt;&quot;&quot;; &quot;$&quot; &amp; TEXT([.Q6]; &quot;0.00&quot;) &amp; &quot;$&quot;;  &quot;&quot;)" office:value-type="string" office:string-value="$93.83$" calcext:value-type="string">
            <text:p>$93.83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multi)</text:p>
          </table:table-cell>
          <table:table-cell table:style-name="ce27" office:value-type="float" office:value="92.0531901469336" calcext:value-type="float">
            <text:p>92.05</text:p>
          </table:table-cell>
          <table:table-cell table:style-name="ce59" office:value-type="float" office:value="1.03321732136604" calcext:value-type="float">
            <text:p>1.03</text:p>
          </table:table-cell>
          <table:table-cell table:style-name="ce66" office:value-type="float" office:value="91.4638764242139" calcext:value-type="float">
            <text:p>91.46</text:p>
          </table:table-cell>
          <table:table-cell table:style-name="ce66" office:value-type="float" office:value="0.83996039482614" calcext:value-type="float">
            <text:p>0.84</text:p>
          </table:table-cell>
          <table:table-cell table:style-name="ce27" office:value-type="float" office:value="92.6761708989552" calcext:value-type="float">
            <text:p>92.68</text:p>
          </table:table-cell>
          <table:table-cell table:style-name="ce59" office:value-type="float" office:value="1.93347855713598" calcext:value-type="float">
            <text:p>1.93</text:p>
          </table:table-cell>
          <table:table-cell table:style-name="ce66" office:value-type="float" office:value="89.4200255973288" calcext:value-type="float">
            <text:p>89.42</text:p>
          </table:table-cell>
          <table:table-cell table:style-name="ce66" office:value-type="float" office:value="1.30493616260802" calcext:value-type="float">
            <text:p>1.30</text:p>
          </table:table-cell>
          <table:table-cell table:style-name="ce74"/>
          <table:table-cell table:style-name="ce66" office:value-type="float" office:value="96.8737663300513" calcext:value-type="float">
            <text:p>96.87</text:p>
          </table:table-cell>
          <table:table-cell table:style-name="ce66" office:value-type="float" office:value="0.594369887842553" calcext:value-type="float">
            <text:p>0.59</text:p>
          </table:table-cell>
          <table:table-cell table:style-name="ce27" office:value-type="float" office:value="96.259297301123" calcext:value-type="float">
            <text:p>96.26</text:p>
          </table:table-cell>
          <table:table-cell table:style-name="ce59" office:value-type="float" office:value="1.03224984299179" calcext:value-type="float">
            <text:p>1.03</text:p>
          </table:table-cell>
          <table:table-cell table:style-name="ce66" office:value-type="float" office:value="97.5237922258931" calcext:value-type="float">
            <text:p>97.52</text:p>
          </table:table-cell>
          <table:table-cell table:style-name="ce66" office:value-type="float" office:value="1.50314749035792" calcext:value-type="float">
            <text:p>1.50</text:p>
          </table:table-cell>
          <table:table-cell table:style-name="ce27" office:value-type="float" office:value="93.6970428534031" calcext:value-type="float">
            <text:p>93.70</text:p>
          </table:table-cell>
          <table:table-cell table:style-name="ce59" office:value-type="float" office:value="1.36112265082586" calcext:value-type="float">
            <text:p>1.36</text:p>
          </table:table-cell>
          <table:table-cell table:style-name="ce115" table:number-columns-repeated="2"/>
          <table:table-cell table:style-name="ce120"/>
          <table:table-cell table:style-name="ce46" table:formula="of:=IF([.A7]&lt;&gt;&quot;&quot;; [.A7]; &quot;&quot;)" office:value-type="string" office:string-value="MaChAmp Bert large (multi)" calcext:value-type="string">
            <text:p>MaChAmp Bert large (multi)</text:p>
          </table:table-cell>
          <table:table-cell table:style-name="ce110" table:formula="of:=IF([.B7]&lt;&gt;&quot;&quot;; &quot;$&quot; &amp; TEXT([.B7]; &quot;0.00&quot;) &amp; &quot;$&quot;;  &quot;&quot;)" office:value-type="string" office:string-value="$92.05$" calcext:value-type="string">
            <text:p>$92.05$</text:p>
          </table:table-cell>
          <table:table-cell table:style-name="ce112" table:formula="of:=IF([.D7]&lt;&gt;&quot;&quot;; &quot;$&quot; &amp; TEXT([.D7]; &quot;0.00&quot;) &amp; &quot;$&quot;;  &quot;&quot;)" office:value-type="string" office:string-value="$91.46$" calcext:value-type="string">
            <text:p>$91.46$</text:p>
          </table:table-cell>
          <table:table-cell table:style-name="ce110" table:formula="of:=IF([.F7]&lt;&gt;&quot;&quot;; &quot;$&quot; &amp; TEXT([.F7]; &quot;0.00&quot;) &amp; &quot;$&quot;;  &quot;&quot;)" office:value-type="string" office:string-value="$92.68$" calcext:value-type="string">
            <text:p>$92.68$</text:p>
          </table:table-cell>
          <table:table-cell table:style-name="ce112" table:formula="of:=IF([.H7]&lt;&gt;&quot;&quot;; &quot;$&quot; &amp; TEXT([.H7]; &quot;0.00&quot;) &amp; &quot;$&quot;;  &quot;&quot;)" office:value-type="string" office:string-value="$89.42$" calcext:value-type="string">
            <text:p>$89.42$</text:p>
          </table:table-cell>
          <table:table-cell table:style-name="ce127"/>
          <table:table-cell table:style-name="ce112" table:formula="of:=IF([.K7]&lt;&gt;&quot;&quot;; &quot;$&quot; &amp; TEXT([.K7]; &quot;0.00&quot;) &amp; &quot;$&quot;;  &quot;&quot;)" office:value-type="string" office:string-value="$96.87$" calcext:value-type="string">
            <text:p>$96.87$</text:p>
          </table:table-cell>
          <table:table-cell table:style-name="ce132" table:formula="of:=IF([.M7]&lt;&gt;&quot;&quot;; &quot;$&quot; &amp; TEXT([.M7]; &quot;0.00&quot;) &amp; &quot;$&quot;;  &quot;&quot;)" office:value-type="string" office:string-value="$96.26$" calcext:value-type="string">
            <text:p>$96.26$</text:p>
          </table:table-cell>
          <table:table-cell table:style-name="ce112" table:formula="of:=IF([.O7]&lt;&gt;&quot;&quot;; &quot;$&quot; &amp; TEXT([.O7]; &quot;0.00&quot;) &amp; &quot;$&quot;;  &quot;&quot;)" office:value-type="string" office:string-value="$97.52$" calcext:value-type="string">
            <text:p>$97.52$</text:p>
          </table:table-cell>
          <table:table-cell table:style-name="ce132" table:formula="of:=IF([.Q7]&lt;&gt;&quot;&quot;; &quot;$&quot; &amp; TEXT([.Q7]; &quot;0.00&quot;) &amp; &quot;$&quot;;  &quot;&quot;)" office:value-type="string" office:string-value="$93.70$" calcext:value-type="string">
            <text:p>$93.7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27" office:value-type="float" office:value="91.956438342674" calcext:value-type="float">
            <text:p>91.96</text:p>
          </table:table-cell>
          <table:table-cell table:style-name="ce59" office:value-type="float" office:value="1.11658595185231" calcext:value-type="float">
            <text:p>1.12</text:p>
          </table:table-cell>
          <table:table-cell table:style-name="ce66" office:value-type="float" office:value="91.0999646977501" calcext:value-type="float">
            <text:p>91.10</text:p>
          </table:table-cell>
          <table:table-cell table:style-name="ce66" office:value-type="float" office:value="1.19752912689885" calcext:value-type="float">
            <text:p>1.20</text:p>
          </table:table-cell>
          <table:table-cell table:style-name="ce27" office:value-type="float" office:value="92.8433783814084" calcext:value-type="float">
            <text:p>92.84</text:p>
          </table:table-cell>
          <table:table-cell table:style-name="ce59" office:value-type="float" office:value="1.52408776561301" calcext:value-type="float">
            <text:p>1.52</text:p>
          </table:table-cell>
          <table:table-cell table:style-name="ce66" office:value-type="float" office:value="89.3385011937805" calcext:value-type="float">
            <text:p>89.34</text:p>
          </table:table-cell>
          <table:table-cell table:style-name="ce66" office:value-type="float" office:value="1.43488114017924" calcext:value-type="float">
            <text:p>1.43</text:p>
          </table:table-cell>
          <table:table-cell table:style-name="ce74"/>
          <table:table-cell table:style-name="ce66" office:value-type="float" office:value="96.7453263722942" calcext:value-type="float">
            <text:p>96.75</text:p>
          </table:table-cell>
          <table:table-cell table:style-name="ce66" office:value-type="float" office:value="0.343488407371104" calcext:value-type="float">
            <text:p>0.34</text:p>
          </table:table-cell>
          <table:table-cell table:style-name="ce27" office:value-type="float" office:value="95.8472849744729" calcext:value-type="float">
            <text:p>95.85</text:p>
          </table:table-cell>
          <table:table-cell table:style-name="ce59" office:value-type="float" office:value="0.964407545603937" calcext:value-type="float">
            <text:p>0.96</text:p>
          </table:table-cell>
          <table:table-cell table:style-name="ce66" office:value-type="float" office:value="97.675461637862" calcext:value-type="float">
            <text:p>97.68</text:p>
          </table:table-cell>
          <table:table-cell table:style-name="ce66" office:value-type="float" office:value="0.85463243615776" calcext:value-type="float">
            <text:p>0.85</text:p>
          </table:table-cell>
          <table:table-cell table:style-name="ce27" office:value-type="float" office:value="93.5234424150513" calcext:value-type="float">
            <text:p>93.52</text:p>
          </table:table-cell>
          <table:table-cell table:style-name="ce59" office:value-type="float" office:value="1.23583106399507" calcext:value-type="float">
            <text:p>1.24</text:p>
          </table:table-cell>
          <table:table-cell table:style-name="ce115"/>
          <table:table-cell table:style-name="ce96" table:number-columns-repeated="2"/>
          <table:table-cell table:style-name="ce102" table:formula="of:=IF([.A8]&lt;&gt;&quot;&quot;; [.A8]; &quot;&quot;)" office:value-type="string" office:string-value="MaChAmp mBert (multi)" calcext:value-type="string">
            <text:p>MaChAmp mBert (multi)</text:p>
          </table:table-cell>
          <table:table-cell table:style-name="ce110" table:formula="of:=IF([.B8]&lt;&gt;&quot;&quot;; &quot;$&quot; &amp; TEXT([.B8]; &quot;0.00&quot;) &amp; &quot;$&quot;;  &quot;&quot;)" office:value-type="string" office:string-value="$91.96$" calcext:value-type="string">
            <text:p>$91.96$</text:p>
          </table:table-cell>
          <table:table-cell table:style-name="ce112" table:formula="of:=IF([.D8]&lt;&gt;&quot;&quot;; &quot;$&quot; &amp; TEXT([.D8]; &quot;0.00&quot;) &amp; &quot;$&quot;;  &quot;&quot;)" office:value-type="string" office:string-value="$91.10$" calcext:value-type="string">
            <text:p>$91.10$</text:p>
          </table:table-cell>
          <table:table-cell table:style-name="ce110" table:formula="of:=IF([.F8]&lt;&gt;&quot;&quot;; &quot;$&quot; &amp; TEXT([.F8]; &quot;0.00&quot;) &amp; &quot;$&quot;;  &quot;&quot;)" office:value-type="string" office:string-value="$92.84$" calcext:value-type="string">
            <text:p>$92.84$</text:p>
          </table:table-cell>
          <table:table-cell table:style-name="ce112" table:formula="of:=IF([.H8]&lt;&gt;&quot;&quot;; &quot;$&quot; &amp; TEXT([.H8]; &quot;0.00&quot;) &amp; &quot;$&quot;;  &quot;&quot;)" office:value-type="string" office:string-value="$89.34$" calcext:value-type="string">
            <text:p>$89.34$</text:p>
          </table:table-cell>
          <table:table-cell table:style-name="ce128"/>
          <table:table-cell table:style-name="ce112" table:formula="of:=IF([.K8]&lt;&gt;&quot;&quot;; &quot;$&quot; &amp; TEXT([.K8]; &quot;0.00&quot;) &amp; &quot;$&quot;;  &quot;&quot;)" office:value-type="string" office:string-value="$96.75$" calcext:value-type="string">
            <text:p>$96.75$</text:p>
          </table:table-cell>
          <table:table-cell table:style-name="ce110" table:formula="of:=IF([.M8]&lt;&gt;&quot;&quot;; &quot;$&quot; &amp; TEXT([.M8]; &quot;0.00&quot;) &amp; &quot;$&quot;;  &quot;&quot;)" office:value-type="string" office:string-value="$95.85$" calcext:value-type="string">
            <text:p>$95.85$</text:p>
          </table:table-cell>
          <table:table-cell table:style-name="ce112" table:formula="of:=IF([.O8]&lt;&gt;&quot;&quot;; &quot;$&quot; &amp; TEXT([.O8]; &quot;0.00&quot;) &amp; &quot;$&quot;;  &quot;&quot;)" office:value-type="string" office:string-value="$97.68$" calcext:value-type="string">
            <text:p>$97.68$</text:p>
          </table:table-cell>
          <table:table-cell table:style-name="ce110" table:formula="of:=IF([.Q8]&lt;&gt;&quot;&quot;; &quot;$&quot; &amp; TEXT([.Q8]; &quot;0.00&quot;) &amp; &quot;$&quot;;  &quot;&quot;)" office:value-type="string" office:string-value="$93.52$" calcext:value-type="string">
            <text:p>$93.5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27" office:value-type="float" office:value="92.204976727174" calcext:value-type="float">
            <text:p>92.20</text:p>
          </table:table-cell>
          <table:table-cell table:style-name="ce59" office:value-type="float" office:value="0.85699319949639" calcext:value-type="float">
            <text:p>0.86</text:p>
          </table:table-cell>
          <table:table-cell table:style-name="ce66" office:value-type="float" office:value="91.2514108884274" calcext:value-type="float">
            <text:p>91.25</text:p>
          </table:table-cell>
          <table:table-cell table:style-name="ce66" office:value-type="float" office:value="0.980162090290536" calcext:value-type="float">
            <text:p>0.98</text:p>
          </table:table-cell>
          <table:table-cell table:style-name="ce27" office:value-type="float" office:value="93.1929692291691" calcext:value-type="float">
            <text:p>93.19</text:p>
          </table:table-cell>
          <table:table-cell table:style-name="ce59" office:value-type="float" office:value="1.35157472552229" calcext:value-type="float">
            <text:p>1.35</text:p>
          </table:table-cell>
          <table:table-cell table:style-name="ce66" office:value-type="float" office:value="89.3855749434305" calcext:value-type="float">
            <text:p>89.39</text:p>
          </table:table-cell>
          <table:table-cell table:style-name="ce66" office:value-type="float" office:value="1.57672406388538" calcext:value-type="float">
            <text:p>1.58</text:p>
          </table:table-cell>
          <table:table-cell table:style-name="ce74"/>
          <table:table-cell table:style-name="ce66" office:value-type="float" office:value="96.9447068042032" calcext:value-type="float">
            <text:p>96.94</text:p>
          </table:table-cell>
          <table:table-cell table:style-name="ce66" office:value-type="float" office:value="0.588341008252386" calcext:value-type="float">
            <text:p>0.59</text:p>
          </table:table-cell>
          <table:table-cell table:style-name="ce27" office:value-type="float" office:value="95.9450339894757" calcext:value-type="float">
            <text:p>95.95</text:p>
          </table:table-cell>
          <table:table-cell table:style-name="ce59" office:value-type="float" office:value="1.07747354294261" calcext:value-type="float">
            <text:p>1.08</text:p>
          </table:table-cell>
          <table:table-cell table:style-name="ce66" office:value-type="float" office:value="97.980384901856" calcext:value-type="float">
            <text:p>97.98</text:p>
          </table:table-cell>
          <table:table-cell table:style-name="ce66" office:value-type="float" office:value="0.962496301966309" calcext:value-type="float">
            <text:p>0.96</text:p>
          </table:table-cell>
          <table:table-cell table:style-name="ce27" office:value-type="float" office:value="93.6188073094507" calcext:value-type="float">
            <text:p>93.62</text:p>
          </table:table-cell>
          <table:table-cell table:style-name="ce59" office:value-type="float" office:value="1.45891517270698" calcext:value-type="float">
            <text:p>1.46</text:p>
          </table:table-cell>
          <table:table-cell table:style-name="ce115" table:number-columns-repeated="2"/>
          <table:table-cell table:style-name="ce120"/>
          <table:table-cell table:style-name="ce119" table:formula="of:=IF([.A9]&lt;&gt;&quot;&quot;; [.A9]; &quot;&quot;)" office:value-type="string" office:string-value="MaChAmp Roberta base (multi)" calcext:value-type="string">
            <text:p>MaChAmp Roberta base (multi)</text:p>
          </table:table-cell>
          <table:table-cell table:style-name="ce110" table:formula="of:=IF([.B9]&lt;&gt;&quot;&quot;; &quot;$&quot; &amp; TEXT([.B9]; &quot;0.00&quot;) &amp; &quot;$&quot;;  &quot;&quot;)" office:value-type="string" office:string-value="$92.20$" calcext:value-type="string">
            <text:p>$92.20$</text:p>
          </table:table-cell>
          <table:table-cell table:style-name="ce112" table:formula="of:=IF([.D9]&lt;&gt;&quot;&quot;; &quot;$&quot; &amp; TEXT([.D9]; &quot;0.00&quot;) &amp; &quot;$&quot;;  &quot;&quot;)" office:value-type="string" office:string-value="$91.25$" calcext:value-type="string">
            <text:p>$91.25$</text:p>
          </table:table-cell>
          <table:table-cell table:style-name="ce110" table:formula="of:=IF([.F9]&lt;&gt;&quot;&quot;; &quot;$&quot; &amp; TEXT([.F9]; &quot;0.00&quot;) &amp; &quot;$&quot;;  &quot;&quot;)" office:value-type="string" office:string-value="$93.19$" calcext:value-type="string">
            <text:p>$93.19$</text:p>
          </table:table-cell>
          <table:table-cell table:style-name="ce112" table:formula="of:=IF([.H9]&lt;&gt;&quot;&quot;; &quot;$&quot; &amp; TEXT([.H9]; &quot;0.00&quot;) &amp; &quot;$&quot;;  &quot;&quot;)" office:value-type="string" office:string-value="$89.39$" calcext:value-type="string">
            <text:p>$89.39$</text:p>
          </table:table-cell>
          <table:table-cell table:style-name="ce127"/>
          <table:table-cell table:style-name="ce137" table:formula="of:=IF([.K9]&lt;&gt;&quot;&quot;; &quot;$&quot; &amp; TEXT([.K9]; &quot;0.00&quot;) &amp; &quot;$&quot;;  &quot;&quot;)" office:value-type="string" office:string-value="$96.94$" calcext:value-type="string">
            <text:p>$96.94$</text:p>
          </table:table-cell>
          <table:table-cell table:style-name="ce110" table:formula="of:=IF([.M9]&lt;&gt;&quot;&quot;; &quot;$&quot; &amp; TEXT([.M9]; &quot;0.00&quot;) &amp; &quot;$&quot;;  &quot;&quot;)" office:value-type="string" office:string-value="$95.95$" calcext:value-type="string">
            <text:p>$95.95$</text:p>
          </table:table-cell>
          <table:table-cell table:style-name="ce137" table:formula="of:=IF([.O9]&lt;&gt;&quot;&quot;; &quot;$&quot; &amp; TEXT([.O9]; &quot;0.00&quot;) &amp; &quot;$&quot;;  &quot;&quot;)" office:value-type="string" office:string-value="$97.98$" calcext:value-type="string">
            <text:p>$97.98$</text:p>
          </table:table-cell>
          <table:table-cell table:style-name="ce110" table:formula="of:=IF([.Q9]&lt;&gt;&quot;&quot;; &quot;$&quot; &amp; TEXT([.Q9]; &quot;0.00&quot;) &amp; &quot;$&quot;;  &quot;&quot;)" office:value-type="string" office:string-value="$93.62$" calcext:value-type="string">
            <text:p>$93.6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27" office:value-type="float" office:value="91.8216051890288" calcext:value-type="float">
            <text:p>91.82</text:p>
          </table:table-cell>
          <table:table-cell table:style-name="ce59" office:value-type="float" office:value="1.75500368505262" calcext:value-type="float">
            <text:p>1.76</text:p>
          </table:table-cell>
          <table:table-cell table:style-name="ce66" office:value-type="float" office:value="91.0122853342993" calcext:value-type="float">
            <text:p>91.01</text:p>
          </table:table-cell>
          <table:table-cell table:style-name="ce66" office:value-type="float" office:value="1.50574567837577" calcext:value-type="float">
            <text:p>1.51</text:p>
          </table:table-cell>
          <table:table-cell table:style-name="ce27" office:value-type="float" office:value="92.6630706212568" calcext:value-type="float">
            <text:p>92.66</text:p>
          </table:table-cell>
          <table:table-cell table:style-name="ce59" office:value-type="float" office:value="2.34381945242893" calcext:value-type="float">
            <text:p>2.34</text:p>
          </table:table-cell>
          <table:table-cell table:style-name="ce66" office:value-type="float" office:value="89.4130207024696" calcext:value-type="float">
            <text:p>89.41</text:p>
          </table:table-cell>
          <table:table-cell table:style-name="ce66" office:value-type="float" office:value="1.79542313665115" calcext:value-type="float">
            <text:p>1.80</text:p>
          </table:table-cell>
          <table:table-cell table:style-name="ce74"/>
          <table:table-cell table:style-name="ce66" office:value-type="float" office:value="96.7385852690587" calcext:value-type="float">
            <text:p>96.74</text:p>
          </table:table-cell>
          <table:table-cell table:style-name="ce66" office:value-type="float" office:value="1.15573051031489" calcext:value-type="float">
            <text:p>1.16</text:p>
          </table:table-cell>
          <table:table-cell table:style-name="ce27" office:value-type="float" office:value="95.8943358874224" calcext:value-type="float">
            <text:p>95.89</text:p>
          </table:table-cell>
          <table:table-cell table:style-name="ce59" office:value-type="float" office:value="1.43131667118375" calcext:value-type="float">
            <text:p>1.43</text:p>
          </table:table-cell>
          <table:table-cell table:style-name="ce66" office:value-type="float" office:value="97.6164823708596" calcext:value-type="float">
            <text:p>97.62</text:p>
          </table:table-cell>
          <table:table-cell table:style-name="ce66" office:value-type="float" office:value="1.53062775721626" calcext:value-type="float">
            <text:p>1.53</text:p>
          </table:table-cell>
          <table:table-cell table:style-name="ce27" office:value-type="float" office:value="93.8361124705642" calcext:value-type="float">
            <text:p>93.84</text:p>
          </table:table-cell>
          <table:table-cell table:style-name="ce59" office:value-type="float" office:value="1.60116346490542" calcext:value-type="float">
            <text:p>1.60</text:p>
          </table:table-cell>
          <table:table-cell table:style-name="ce115" table:number-columns-repeated="2"/>
          <table:table-cell table:style-name="ce120"/>
          <table:table-cell table:style-name="ce119" table:formula="of:=IF([.A10]&lt;&gt;&quot;&quot;; [.A10]; &quot;&quot;)" office:value-type="string" office:string-value="MaChAmp Roberta large (multi)" calcext:value-type="string">
            <text:p>MaChAmp Roberta large (multi)</text:p>
          </table:table-cell>
          <table:table-cell table:style-name="ce110" table:formula="of:=IF([.B10]&lt;&gt;&quot;&quot;; &quot;$&quot; &amp; TEXT([.B10]; &quot;0.00&quot;) &amp; &quot;$&quot;;  &quot;&quot;)" office:value-type="string" office:string-value="$91.82$" calcext:value-type="string">
            <text:p>$91.82$</text:p>
          </table:table-cell>
          <table:table-cell table:style-name="ce112" table:formula="of:=IF([.D10]&lt;&gt;&quot;&quot;; &quot;$&quot; &amp; TEXT([.D10]; &quot;0.00&quot;) &amp; &quot;$&quot;;  &quot;&quot;)" office:value-type="string" office:string-value="$91.01$" calcext:value-type="string">
            <text:p>$91.01$</text:p>
          </table:table-cell>
          <table:table-cell table:style-name="ce110" table:formula="of:=IF([.F10]&lt;&gt;&quot;&quot;; &quot;$&quot; &amp; TEXT([.F10]; &quot;0.00&quot;) &amp; &quot;$&quot;;  &quot;&quot;)" office:value-type="string" office:string-value="$92.66$" calcext:value-type="string">
            <text:p>$92.66$</text:p>
          </table:table-cell>
          <table:table-cell table:style-name="ce112" table:formula="of:=IF([.H10]&lt;&gt;&quot;&quot;; &quot;$&quot; &amp; TEXT([.H10]; &quot;0.00&quot;) &amp; &quot;$&quot;;  &quot;&quot;)" office:value-type="string" office:string-value="$89.41$" calcext:value-type="string">
            <text:p>$89.41$</text:p>
          </table:table-cell>
          <table:table-cell table:style-name="ce127"/>
          <table:table-cell table:style-name="ce137" table:formula="of:=IF([.K10]&lt;&gt;&quot;&quot;; &quot;$&quot; &amp; TEXT([.K10]; &quot;0.00&quot;) &amp; &quot;$&quot;;  &quot;&quot;)" office:value-type="string" office:string-value="$96.74$" calcext:value-type="string">
            <text:p>$96.74$</text:p>
          </table:table-cell>
          <table:table-cell table:style-name="ce110" table:formula="of:=IF([.M10]&lt;&gt;&quot;&quot;; &quot;$&quot; &amp; TEXT([.M10]; &quot;0.00&quot;) &amp; &quot;$&quot;;  &quot;&quot;)" office:value-type="string" office:string-value="$95.89$" calcext:value-type="string">
            <text:p>$95.89$</text:p>
          </table:table-cell>
          <table:table-cell table:style-name="ce137" table:formula="of:=IF([.O10]&lt;&gt;&quot;&quot;; &quot;$&quot; &amp; TEXT([.O10]; &quot;0.00&quot;) &amp; &quot;$&quot;;  &quot;&quot;)" office:value-type="string" office:string-value="$97.62$" calcext:value-type="string">
            <text:p>$97.62$</text:p>
          </table:table-cell>
          <table:table-cell table:style-name="ce110" table:formula="of:=IF([.Q10]&lt;&gt;&quot;&quot;; &quot;$&quot; &amp; TEXT([.Q10]; &quot;0.00&quot;) &amp; &quot;$&quot;;  &quot;&quot;)" office:value-type="string" office:string-value="$93.84$" calcext:value-type="string">
            <text:p>$93.84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 large (multi)</text:p>
          </table:table-cell>
          <table:table-cell table:style-name="ce30" office:value-type="float" office:value="93.5062037997961" calcext:value-type="float">
            <text:p>93.51</text:p>
          </table:table-cell>
          <table:table-cell table:style-name="ce42" office:value-type="float" office:value="1.00651497260719" calcext:value-type="float">
            <text:p>1.01</text:p>
          </table:table-cell>
          <table:table-cell table:style-name="ce56" office:value-type="float" office:value="92.652484637564" calcext:value-type="float">
            <text:p>92.65</text:p>
          </table:table-cell>
          <table:table-cell table:style-name="ce56" office:value-type="float" office:value="1.28315837248138" calcext:value-type="float">
            <text:p>1.28</text:p>
          </table:table-cell>
          <table:table-cell table:style-name="ce57" office:value-type="float" office:value="94.3916127007777" calcext:value-type="float">
            <text:p>94.39</text:p>
          </table:table-cell>
          <table:table-cell table:style-name="ce62" office:value-type="float" office:value="1.35420334326682" calcext:value-type="float">
            <text:p>1.35</text:p>
          </table:table-cell>
          <table:table-cell table:style-name="ce56" office:value-type="float" office:value="90.7556548498394" calcext:value-type="float">
            <text:p>90.76</text:p>
          </table:table-cell>
          <table:table-cell table:style-name="ce56" office:value-type="float" office:value="1.35106917956155" calcext:value-type="float">
            <text:p>1.35</text:p>
          </table:table-cell>
          <table:table-cell table:style-name="ce69"/>
          <table:table-cell table:style-name="ce56" office:value-type="float" office:value="96.9720044323634" calcext:value-type="float">
            <text:p>96.97</text:p>
          </table:table-cell>
          <table:table-cell table:style-name="ce56" office:value-type="float" office:value="0.740504975342287" calcext:value-type="float">
            <text:p>0.74</text:p>
          </table:table-cell>
          <table:table-cell table:style-name="ce57" office:value-type="float" office:value="96.0846103002527" calcext:value-type="float">
            <text:p>96.08</text:p>
          </table:table-cell>
          <table:table-cell table:style-name="ce62" office:value-type="float" office:value="0.92369935056537" calcext:value-type="float">
            <text:p>0.92</text:p>
          </table:table-cell>
          <table:table-cell table:style-name="ce56" office:value-type="float" office:value="97.8922265962902" calcext:value-type="float">
            <text:p>97.89</text:p>
          </table:table-cell>
          <table:table-cell table:style-name="ce56" office:value-type="float" office:value="1.33618947324887" calcext:value-type="float">
            <text:p>1.34</text:p>
          </table:table-cell>
          <table:table-cell table:style-name="ce57" office:value-type="float" office:value="93.6820112982058" calcext:value-type="float">
            <text:p>93.68</text:p>
          </table:table-cell>
          <table:table-cell table:style-name="ce62" office:value-type="float" office:value="1.14230723422111" calcext:value-type="float">
            <text:p>1.14</text:p>
          </table:table-cell>
          <table:table-cell table:style-name="ce88" table:number-columns-repeated="2"/>
          <table:table-cell table:style-name="ce97"/>
          <table:table-cell table:style-name="ce118" table:formula="of:=IF([.A11]&lt;&gt;&quot;&quot;; [.A11]; &quot;&quot;)" office:value-type="string" office:string-value="MaChAmp XLM-Roberta large (multi)" calcext:value-type="string">
            <text:p>MaChAmp XLM-Roberta large (multi)</text:p>
          </table:table-cell>
          <table:table-cell table:style-name="ce131" table:formula="of:=IF([.B11]&lt;&gt;&quot;&quot;; &quot;$&quot; &amp; TEXT([.B11]; &quot;0.00&quot;) &amp; &quot;$&quot;;  &quot;&quot;)" office:value-type="string" office:string-value="$93.51$" calcext:value-type="string">
            <text:p>$93.51$</text:p>
          </table:table-cell>
          <table:table-cell table:style-name="ce136" table:formula="of:=IF([.D11]&lt;&gt;&quot;&quot;; &quot;$&quot; &amp; TEXT([.D11]; &quot;0.00&quot;) &amp; &quot;$&quot;;  &quot;&quot;)" office:value-type="string" office:string-value="$92.65$" calcext:value-type="string">
            <text:p>$92.65$</text:p>
          </table:table-cell>
          <table:table-cell table:style-name="ce131" table:formula="of:=IF([.F11]&lt;&gt;&quot;&quot;; &quot;$&quot; &amp; TEXT([.F11]; &quot;0.00&quot;) &amp; &quot;$&quot;;  &quot;&quot;)" office:value-type="string" office:string-value="$94.39$" calcext:value-type="string">
            <text:p>$94.39$</text:p>
          </table:table-cell>
          <table:table-cell table:style-name="ce138" table:formula="of:=IF([.H11]&lt;&gt;&quot;&quot;; &quot;$&quot; &amp; TEXT([.H11]; &quot;0.00&quot;) &amp; &quot;$&quot;;  &quot;&quot;)" office:value-type="string" office:string-value="$90.76$" calcext:value-type="string">
            <text:p>$90.76$</text:p>
          </table:table-cell>
          <table:table-cell table:style-name="ce142"/>
          <table:table-cell table:style-name="ce138" table:formula="of:=IF([.K11]&lt;&gt;&quot;&quot;; &quot;$&quot; &amp; TEXT([.K11]; &quot;0.00&quot;) &amp; &quot;$&quot;;  &quot;&quot;)" office:value-type="string" office:string-value="$96.97$" calcext:value-type="string">
            <text:p>$96.97$</text:p>
          </table:table-cell>
          <table:table-cell table:style-name="ce144" table:formula="of:=IF([.M11]&lt;&gt;&quot;&quot;; &quot;$&quot; &amp; TEXT([.M11]; &quot;0.00&quot;) &amp; &quot;$&quot;;  &quot;&quot;)" office:value-type="string" office:string-value="$96.08$" calcext:value-type="string">
            <text:p>$96.08$</text:p>
          </table:table-cell>
          <table:table-cell table:style-name="ce138" table:formula="of:=IF([.O11]&lt;&gt;&quot;&quot;; &quot;$&quot; &amp; TEXT([.O11]; &quot;0.00&quot;) &amp; &quot;$&quot;;  &quot;&quot;)" office:value-type="string" office:string-value="$97.89$" calcext:value-type="string">
            <text:p>$97.89$</text:p>
          </table:table-cell>
          <table:table-cell table:style-name="ce144" table:formula="of:=IF([.Q11]&lt;&gt;&quot;&quot;; &quot;$&quot; &amp; TEXT([.Q11]; &quot;0.00&quot;) &amp; &quot;$&quot;;  &quot;&quot;)" office:value-type="string" office:string-value="$93.68$" calcext:value-type="string">
            <text:p>$93.68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77"/>
          <table:table-cell table:style-name="ce40" table:number-columns-repeated="2"/>
          <table:table-cell table:style-name="ce29"/>
          <table:table-cell table:style-name="ce63"/>
          <table:table-cell table:style-name="ce40" table:number-columns-repeated="2"/>
          <table:table-cell table:style-name="ce75"/>
          <table:table-cell table:style-name="ce40" table:number-columns-repeated="2"/>
          <table:table-cell table:style-name="ce29"/>
          <table:table-cell table:style-name="ce63"/>
          <table:table-cell table:style-name="ce40" table:number-columns-repeated="2"/>
          <table:table-cell table:style-name="ce29"/>
          <table:table-cell table:style-name="ce63"/>
          <table:table-cell table:style-name="ce51" table:number-columns-repeated="2"/>
          <table:table-cell table:style-name="ce120"/>
          <table:table-cell table:style-name="ce46"/>
          <table:table-cell table:style-name="ce110"/>
          <table:table-cell table:style-name="ce112"/>
          <table:table-cell table:style-name="ce110"/>
          <table:table-cell table:style-name="ce112"/>
          <table:table-cell table:style-name="ce127"/>
          <table:table-cell table:style-name="ce112"/>
          <table:table-cell table:style-name="ce110"/>
          <table:table-cell table:style-name="ce112"/>
          <table:table-cell table:style-name="ce110"/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29" office:value-type="float" office:value="92.7800666780978" calcext:value-type="float">
            <text:p>92.78</text:p>
          </table:table-cell>
          <table:table-cell table:style-name="ce63" office:value-type="float" office:value="1.00685152784032" calcext:value-type="float">
            <text:p>1.01</text:p>
          </table:table-cell>
          <table:table-cell table:style-name="ce40" office:value-type="float" office:value="93.026399328978" calcext:value-type="float">
            <text:p>93.03</text:p>
          </table:table-cell>
          <table:table-cell table:style-name="ce40" office:value-type="float" office:value="1.29017913125659" calcext:value-type="float">
            <text:p>1.29</text:p>
          </table:table-cell>
          <table:table-cell table:style-name="ce29" office:value-type="float" office:value="92.5530250252975" calcext:value-type="float">
            <text:p>92.55</text:p>
          </table:table-cell>
          <table:table-cell table:style-name="ce63" office:value-type="float" office:value="1.42496388016832" calcext:value-type="float">
            <text:p>1.42</text:p>
          </table:table-cell>
          <table:table-cell table:style-name="ce40" office:value-type="float" office:value="89.8713535989505" calcext:value-type="float">
            <text:p>89.87</text:p>
          </table:table-cell>
          <table:table-cell table:style-name="ce40" office:value-type="float" office:value="1.21080115772967" calcext:value-type="float">
            <text:p>1.21</text:p>
          </table:table-cell>
          <table:table-cell table:style-name="ce75"/>
          <table:table-cell table:style-name="ce40" office:value-type="float" office:value="95.8507294565839" calcext:value-type="float">
            <text:p>95.85</text:p>
          </table:table-cell>
          <table:table-cell table:style-name="ce40" office:value-type="float" office:value="0.890739334634785" calcext:value-type="float">
            <text:p>0.89</text:p>
          </table:table-cell>
          <table:table-cell table:style-name="ce29" office:value-type="float" office:value="96.1027718064621" calcext:value-type="float">
            <text:p>96.10</text:p>
          </table:table-cell>
          <table:table-cell table:style-name="ce63" office:value-type="float" office:value="1.01406439798318" calcext:value-type="float">
            <text:p>1.01</text:p>
          </table:table-cell>
          <table:table-cell table:style-name="ce40" office:value-type="float" office:value="95.6185589369841" calcext:value-type="float">
            <text:p>95.62</text:p>
          </table:table-cell>
          <table:table-cell table:style-name="ce40" office:value-type="float" office:value="1.52285394518764" calcext:value-type="float">
            <text:p>1.52</text:p>
          </table:table-cell>
          <table:table-cell table:style-name="ce29" office:value-type="float" office:value="92.5960491929264" calcext:value-type="float">
            <text:p>92.60</text:p>
          </table:table-cell>
          <table:table-cell table:style-name="ce63" office:value-type="float" office:value="1.74926451583605" calcext:value-type="float">
            <text:p>1.75</text:p>
          </table:table-cell>
          <table:table-cell table:style-name="ce51"/>
          <table:table-cell table:style-name="ce96" table:number-columns-repeated="2"/>
          <table:table-cell table:style-name="ce102" table:formula="of:=IF([.A13]&lt;&gt;&quot;&quot;; [.A13]; &quot;&quot;)" office:value-type="string" office:string-value="UIE base (multi)" calcext:value-type="string">
            <text:p>UIE base (multi)</text:p>
          </table:table-cell>
          <table:table-cell table:style-name="ce132" table:formula="of:=IF([.B13]&lt;&gt;&quot;&quot;; &quot;$&quot; &amp; TEXT([.B13]; &quot;0.00&quot;) &amp; &quot;$&quot;;  &quot;&quot;)" office:value-type="string" office:string-value="$92.78$" calcext:value-type="string">
            <text:p>$92.78$</text:p>
          </table:table-cell>
          <table:table-cell table:style-name="ce137" table:formula="of:=IF([.D13]&lt;&gt;&quot;&quot;; &quot;$&quot; &amp; TEXT([.D13]; &quot;0.00&quot;) &amp; &quot;$&quot;;  &quot;&quot;)" office:value-type="string" office:string-value="$93.03$" calcext:value-type="string">
            <text:p>$93.03$</text:p>
          </table:table-cell>
          <table:table-cell table:style-name="ce110" table:formula="of:=IF([.F13]&lt;&gt;&quot;&quot;; &quot;$&quot; &amp; TEXT([.F13]; &quot;0.00&quot;) &amp; &quot;$&quot;;  &quot;&quot;)" office:value-type="string" office:string-value="$92.55$" calcext:value-type="string">
            <text:p>$92.55$</text:p>
          </table:table-cell>
          <table:table-cell table:style-name="ce137" table:formula="of:=IF([.H13]&lt;&gt;&quot;&quot;; &quot;$&quot; &amp; TEXT([.H13]; &quot;0.00&quot;) &amp; &quot;$&quot;;  &quot;&quot;)" office:value-type="string" office:string-value="$89.87$" calcext:value-type="string">
            <text:p>$89.87$</text:p>
          </table:table-cell>
          <table:table-cell table:style-name="ce128"/>
          <table:table-cell table:style-name="ce112" table:formula="of:=IF([.K13]&lt;&gt;&quot;&quot;; &quot;$&quot; &amp; TEXT([.K13]; &quot;0.00&quot;) &amp; &quot;$&quot;;  &quot;&quot;)" office:value-type="string" office:string-value="$95.85$" calcext:value-type="string">
            <text:p>$95.85$</text:p>
          </table:table-cell>
          <table:table-cell table:style-name="ce110" table:formula="of:=IF([.M13]&lt;&gt;&quot;&quot;; &quot;$&quot; &amp; TEXT([.M13]; &quot;0.00&quot;) &amp; &quot;$&quot;;  &quot;&quot;)" office:value-type="string" office:string-value="$96.10$" calcext:value-type="string">
            <text:p>$96.10$</text:p>
          </table:table-cell>
          <table:table-cell table:style-name="ce112" table:formula="of:=IF([.O13]&lt;&gt;&quot;&quot;; &quot;$&quot; &amp; TEXT([.O13]; &quot;0.00&quot;) &amp; &quot;$&quot;;  &quot;&quot;)" office:value-type="string" office:string-value="$95.62$" calcext:value-type="string">
            <text:p>$95.62$</text:p>
          </table:table-cell>
          <table:table-cell table:style-name="ce110" table:formula="of:=IF([.Q13]&lt;&gt;&quot;&quot;; &quot;$&quot; &amp; TEXT([.Q13]; &quot;0.00&quot;) &amp; &quot;$&quot;;  &quot;&quot;)" office:value-type="string" office:string-value="$92.60$" calcext:value-type="string">
            <text:p>$92.60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30" office:value-type="float" office:value="93.4876012356286" calcext:value-type="float">
            <text:p>93.49</text:p>
          </table:table-cell>
          <table:table-cell table:style-name="ce42" office:value-type="float" office:value="1.04027424017095" calcext:value-type="float">
            <text:p>1.04</text:p>
          </table:table-cell>
          <table:table-cell table:style-name="ce56" office:value-type="float" office:value="93.7582509898352" calcext:value-type="float">
            <text:p>93.76</text:p>
          </table:table-cell>
          <table:table-cell table:style-name="ce56" office:value-type="float" office:value="1.17762356232064" calcext:value-type="float">
            <text:p>1.18</text:p>
          </table:table-cell>
          <table:table-cell table:style-name="ce57" office:value-type="float" office:value="93.2381716531505" calcext:value-type="float">
            <text:p>93.24</text:p>
          </table:table-cell>
          <table:table-cell table:style-name="ce62" office:value-type="float" office:value="1.61989846993197" calcext:value-type="float">
            <text:p>1.62</text:p>
          </table:table-cell>
          <table:table-cell table:style-name="ce65" office:value-type="float" office:value="91.1012533007149" calcext:value-type="float">
            <text:p>91.10</text:p>
          </table:table-cell>
          <table:table-cell table:style-name="ce65" office:value-type="float" office:value="0.896936989734984" calcext:value-type="float">
            <text:p>0.90</text:p>
          </table:table-cell>
          <table:table-cell table:style-name="ce69"/>
          <table:table-cell table:style-name="ce56" office:value-type="float" office:value="96.4998319528185" calcext:value-type="float">
            <text:p>96.50</text:p>
          </table:table-cell>
          <table:table-cell table:style-name="ce56" office:value-type="float" office:value="0.874710299920996" calcext:value-type="float">
            <text:p>0.87</text:p>
          </table:table-cell>
          <table:table-cell table:style-name="ce57" office:value-type="float" office:value="96.7778647497738" calcext:value-type="float">
            <text:p>96.78</text:p>
          </table:table-cell>
          <table:table-cell table:style-name="ce62" office:value-type="float" office:value="0.916401793406468" calcext:value-type="float">
            <text:p>0.92</text:p>
          </table:table-cell>
          <table:table-cell table:style-name="ce56" office:value-type="float" office:value="96.243641704888" calcext:value-type="float">
            <text:p>96.24</text:p>
          </table:table-cell>
          <table:table-cell table:style-name="ce56" office:value-type="float" office:value="1.62352261826496" calcext:value-type="float">
            <text:p>1.62</text:p>
          </table:table-cell>
          <table:table-cell table:style-name="ce57" office:value-type="float" office:value="93.7407966704024" calcext:value-type="float">
            <text:p>93.74</text:p>
          </table:table-cell>
          <table:table-cell table:style-name="ce62" office:value-type="float" office:value="1.40317533707449" calcext:value-type="float">
            <text:p>1.40</text:p>
          </table:table-cell>
          <table:table-cell table:style-name="ce88" table:number-columns-repeated="2"/>
          <table:table-cell table:style-name="ce97"/>
          <table:table-cell table:style-name="ce122" table:formula="of:=IF([.A14]&lt;&gt;&quot;&quot;; [.A14]; &quot;&quot;)" office:value-type="string" office:string-value="UIE large (multi)" calcext:value-type="string">
            <text:p>UIE large (multi)</text:p>
          </table:table-cell>
          <table:table-cell table:style-name="ce131" table:formula="of:=IF([.B14]&lt;&gt;&quot;&quot;; &quot;$&quot; &amp; TEXT([.B14]; &quot;0.00&quot;) &amp; &quot;$&quot;;  &quot;&quot;)" office:value-type="string" office:string-value="$93.49$" calcext:value-type="string">
            <text:p>$93.49$</text:p>
          </table:table-cell>
          <table:table-cell table:style-name="ce138" table:formula="of:=IF([.D14]&lt;&gt;&quot;&quot;; &quot;$&quot; &amp; TEXT([.D14]; &quot;0.00&quot;) &amp; &quot;$&quot;;  &quot;&quot;)" office:value-type="string" office:string-value="$93.76$" calcext:value-type="string">
            <text:p>$93.76$</text:p>
          </table:table-cell>
          <table:table-cell table:style-name="ce131" table:formula="of:=IF([.F14]&lt;&gt;&quot;&quot;; &quot;$&quot; &amp; TEXT([.F14]; &quot;0.00&quot;) &amp; &quot;$&quot;;  &quot;&quot;)" office:value-type="string" office:string-value="$93.24$" calcext:value-type="string">
            <text:p>$93.24$</text:p>
          </table:table-cell>
          <table:table-cell table:style-name="ce138" table:formula="of:=IF([.H14]&lt;&gt;&quot;&quot;; &quot;$&quot; &amp; TEXT([.H14]; &quot;0.00&quot;) &amp; &quot;$&quot;;  &quot;&quot;)" office:value-type="string" office:string-value="$91.10$" calcext:value-type="string">
            <text:p>$91.10$</text:p>
          </table:table-cell>
          <table:table-cell table:style-name="ce142"/>
          <table:table-cell table:style-name="ce136" table:formula="of:=IF([.K14]&lt;&gt;&quot;&quot;; &quot;$&quot; &amp; TEXT([.K14]; &quot;0.00&quot;) &amp; &quot;$&quot;;  &quot;&quot;)" office:value-type="string" office:string-value="$96.50$" calcext:value-type="string">
            <text:p>$96.50$</text:p>
          </table:table-cell>
          <table:table-cell table:style-name="ce131" table:formula="of:=IF([.M14]&lt;&gt;&quot;&quot;; &quot;$&quot; &amp; TEXT([.M14]; &quot;0.00&quot;) &amp; &quot;$&quot;;  &quot;&quot;)" office:value-type="string" office:string-value="$96.78$" calcext:value-type="string">
            <text:p>$96.78$</text:p>
          </table:table-cell>
          <table:table-cell table:style-name="ce136" table:formula="of:=IF([.O14]&lt;&gt;&quot;&quot;; &quot;$&quot; &amp; TEXT([.O14]; &quot;0.00&quot;) &amp; &quot;$&quot;;  &quot;&quot;)" office:value-type="string" office:string-value="$96.24$" calcext:value-type="string">
            <text:p>$96.24$</text:p>
          </table:table-cell>
          <table:table-cell table:style-name="ce131" table:formula="of:=IF([.Q14]&lt;&gt;&quot;&quot;; &quot;$&quot; &amp; TEXT([.Q14]; &quot;0.00&quot;) &amp; &quot;$&quot;;  &quot;&quot;)" office:value-type="string" office:string-value="$93.74$" calcext:value-type="string">
            <text:p>$93.74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29"/>
          <table:table-cell table:style-name="ce63"/>
          <table:table-cell table:style-name="ce40" table:number-columns-repeated="2"/>
          <table:table-cell table:style-name="ce29"/>
          <table:table-cell table:style-name="ce63"/>
          <table:table-cell table:style-name="ce40" table:number-columns-repeated="2"/>
          <table:table-cell table:style-name="ce75"/>
          <table:table-cell table:style-name="ce40" table:number-columns-repeated="2"/>
          <table:table-cell table:style-name="ce29"/>
          <table:table-cell table:style-name="ce63"/>
          <table:table-cell table:style-name="ce40" table:number-columns-repeated="2"/>
          <table:table-cell table:style-name="ce29"/>
          <table:table-cell table:style-name="ce63"/>
          <table:table-cell table:style-name="ce51" table:number-columns-repeated="2"/>
          <table:table-cell table:style-name="ce120"/>
          <table:table-cell table:style-name="ce46" table:formula="of:=IF([.A15]&lt;&gt;&quot;&quot;; [.A15]; &quot;&quot;)">
            <text:p/>
          </table:table-cell>
          <table:table-cell table:style-name="ce110" table:formula="of:=IF([.B15]&lt;&gt;&quot;&quot;; &quot;$&quot; &amp; TEXT([.B15]; &quot;0.00&quot;) &amp; &quot;$&quot;;  &quot;&quot;)">
            <text:p/>
          </table:table-cell>
          <table:table-cell table:style-name="ce112" table:formula="of:=IF([.D15]&lt;&gt;&quot;&quot;; &quot;$&quot; &amp; TEXT([.D15]; &quot;0.00&quot;) &amp; &quot;$&quot;;  &quot;&quot;)">
            <text:p/>
          </table:table-cell>
          <table:table-cell table:style-name="ce110" table:formula="of:=IF([.F15]&lt;&gt;&quot;&quot;; &quot;$&quot; &amp; TEXT([.F15]; &quot;0.00&quot;) &amp; &quot;$&quot;;  &quot;&quot;)">
            <text:p/>
          </table:table-cell>
          <table:table-cell table:style-name="ce112" table:formula="of:=IF([.H15]&lt;&gt;&quot;&quot;; &quot;$&quot; &amp; TEXT([.H15]; &quot;0.00&quot;) &amp; &quot;$&quot;;  &quot;&quot;)">
            <text:p/>
          </table:table-cell>
          <table:table-cell table:style-name="ce127"/>
          <table:table-cell table:style-name="ce112" table:formula="of:=IF([.K15]&lt;&gt;&quot;&quot;; &quot;$&quot; &amp; TEXT([.K15]; &quot;0.00&quot;) &amp; &quot;$&quot;;  &quot;&quot;)">
            <text:p/>
          </table:table-cell>
          <table:table-cell table:style-name="ce110" table:formula="of:=IF([.M15]&lt;&gt;&quot;&quot;; &quot;$&quot; &amp; TEXT([.M15]; &quot;0.00&quot;) &amp; &quot;$&quot;;  &quot;&quot;)">
            <text:p/>
          </table:table-cell>
          <table:table-cell table:style-name="ce112" table:formula="of:=IF([.O15]&lt;&gt;&quot;&quot;; &quot;$&quot; &amp; TEXT([.O15]; &quot;0.00&quot;) &amp; &quot;$&quot;;  &quot;&quot;)">
            <text:p/>
          </table:table-cell>
          <table:table-cell table:style-name="ce110" table:formula="of:=IF([.Q15]&lt;&gt;&quot;&quot;; &quot;$&quot; &amp; TEXT([.Q15]; &quot;0.00&quot;) &amp; &quot;$&quot;; 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B2B-p*</text:p>
          </table:table-cell>
          <table:table-cell table:style-name="ce29" office:value-type="float" office:value="87.07" calcext:value-type="float">
            <text:p>87.07</text:p>
          </table:table-cell>
          <table:table-cell table:style-name="ce63"/>
          <table:table-cell table:style-name="ce40" office:value-type="float" office:value="94.11" calcext:value-type="float">
            <text:p>94.11</text:p>
          </table:table-cell>
          <table:table-cell table:style-name="ce40"/>
          <table:table-cell table:style-name="ce29" office:value-type="float" office:value="81.01" calcext:value-type="float">
            <text:p>81.01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2.52" calcext:value-type="float">
            <text:p>92.52</text:p>
          </table:table-cell>
          <table:table-cell table:style-name="ce40"/>
          <table:table-cell table:style-name="ce29" office:value-type="float" office:value="100" calcext:value-type="float">
            <text:p>100.00</text:p>
          </table:table-cell>
          <table:table-cell table:style-name="ce63"/>
          <table:table-cell table:style-name="ce40" office:value-type="float" office:value="86.09" calcext:value-type="float">
            <text:p>86.09</text:p>
          </table:table-cell>
          <table:table-cell table:style-name="ce40"/>
          <table:table-cell table:style-name="ce29" office:value-type="float" office:value="83.79" calcext:value-type="float">
            <text:p>83.79</text:p>
          </table:table-cell>
          <table:table-cell table:style-name="ce63"/>
          <table:table-cell table:style-name="ce51" table:number-columns-repeated="2"/>
          <table:table-cell table:style-name="ce120"/>
          <table:table-cell table:style-name="ce46" table:formula="of:=IF([.A16]&lt;&gt;&quot;&quot;; [.A16]; &quot;&quot;)" office:value-type="string" office:string-value="BGAD-B2B-p*" calcext:value-type="string">
            <text:p>BGAD-B2B-p*</text:p>
          </table:table-cell>
          <table:table-cell table:style-name="ce110" table:formula="of:=IF([.B16]&lt;&gt;&quot;&quot;; &quot;$&quot; &amp; TEXT([.B16]; &quot;0.00&quot;) &amp; &quot;$&quot;;  &quot;&quot;)" office:value-type="string" office:string-value="$87.07$" calcext:value-type="string">
            <text:p>$87.07$</text:p>
          </table:table-cell>
          <table:table-cell table:style-name="ce137" table:formula="of:=IF([.D16]&lt;&gt;&quot;&quot;; &quot;$&quot; &amp; TEXT([.D16]; &quot;0.00&quot;) &amp; &quot;$&quot;;  &quot;&quot;)" office:value-type="string" office:string-value="$94.11$" calcext:value-type="string">
            <text:p>$94.11$</text:p>
          </table:table-cell>
          <table:table-cell table:style-name="ce110" table:formula="of:=IF([.F16]&lt;&gt;&quot;&quot;; &quot;$&quot; &amp; TEXT([.F16]; &quot;0.00&quot;) &amp; &quot;$&quot;;  &quot;&quot;)" office:value-type="string" office:string-value="$81.01$" calcext:value-type="string">
            <text:p>$81.01$</text:p>
          </table:table-cell>
          <table:table-cell table:style-name="ce112" table:formula="of:=IF([.H16]&lt;&gt;&quot;&quot;; &quot;$&quot; &amp; TEXT([.H16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16]&lt;&gt;&quot;&quot;; &quot;$&quot; &amp; TEXT([.K16]; &quot;0.00&quot;) &amp; &quot;$&quot;;  &quot;&quot;)" office:value-type="string" office:string-value="$92.52$" calcext:value-type="string">
            <text:p>$92.52$</text:p>
          </table:table-cell>
          <table:table-cell table:style-name="ce132" table:formula="of:=IF([.M16]&lt;&gt;&quot;&quot;; &quot;$&quot; &amp; TEXT([.M16]; &quot;0.00&quot;) &amp; &quot;$&quot;;  &quot;&quot;)" office:value-type="string" office:string-value="$100.00$" calcext:value-type="string">
            <text:p>$100.00$</text:p>
          </table:table-cell>
          <table:table-cell table:style-name="ce112" table:formula="of:=IF([.O16]&lt;&gt;&quot;&quot;; &quot;$&quot; &amp; TEXT([.O16]; &quot;0.00&quot;) &amp; &quot;$&quot;;  &quot;&quot;)" office:value-type="string" office:string-value="$86.09$" calcext:value-type="string">
            <text:p>$86.09$</text:p>
          </table:table-cell>
          <table:table-cell table:style-name="ce110" table:formula="of:=IF([.Q16]&lt;&gt;&quot;&quot;; &quot;$&quot; &amp; TEXT([.Q16]; &quot;0.00&quot;) &amp; &quot;$&quot;;  &quot;&quot;)" office:value-type="string" office:string-value="$83.79$" calcext:value-type="string">
            <text:p>$83.79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DateBert</text:p>
          </table:table-cell>
          <table:table-cell table:style-name="ce29" office:value-type="float" office:value="80.17" calcext:value-type="float">
            <text:p>80.17</text:p>
          </table:table-cell>
          <table:table-cell table:style-name="ce63"/>
          <table:table-cell table:style-name="ce40" office:value-type="float" office:value="80.96" calcext:value-type="float">
            <text:p>80.96</text:p>
          </table:table-cell>
          <table:table-cell table:style-name="ce40"/>
          <table:table-cell table:style-name="ce29" office:value-type="float" office:value="79.42" calcext:value-type="float">
            <text:p>79.42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0.7" calcext:value-type="float">
            <text:p>90.70</text:p>
          </table:table-cell>
          <table:table-cell table:style-name="ce40"/>
          <table:table-cell table:style-name="ce29" office:value-type="float" office:value="91.59" calcext:value-type="float">
            <text:p>91.59</text:p>
          </table:table-cell>
          <table:table-cell table:style-name="ce63"/>
          <table:table-cell table:style-name="ce40" office:value-type="float" office:value="89.85" calcext:value-type="float">
            <text:p>89.85</text:p>
          </table:table-cell>
          <table:table-cell table:style-name="ce40"/>
          <table:table-cell table:style-name="ce29" office:value-type="float" office:value="85.73" calcext:value-type="float">
            <text:p>85.73</text:p>
          </table:table-cell>
          <table:table-cell table:style-name="ce63"/>
          <table:table-cell table:style-name="ce51"/>
          <table:table-cell table:style-name="ce96" table:number-columns-repeated="2"/>
          <table:table-cell table:style-name="ce102" table:formula="of:=IF([.A17]&lt;&gt;&quot;&quot;; [.A17]; &quot;&quot;)" office:value-type="string" office:string-value="BGAD-DateBert" calcext:value-type="string">
            <text:p>BGAD-DateBert</text:p>
          </table:table-cell>
          <table:table-cell table:style-name="ce110" table:formula="of:=IF([.B17]&lt;&gt;&quot;&quot;; &quot;$&quot; &amp; TEXT([.B17]; &quot;0.00&quot;) &amp; &quot;$&quot;;  &quot;&quot;)" office:value-type="string" office:string-value="$80.17$" calcext:value-type="string">
            <text:p>$80.17$</text:p>
          </table:table-cell>
          <table:table-cell table:style-name="ce112" table:formula="of:=IF([.D17]&lt;&gt;&quot;&quot;; &quot;$&quot; &amp; TEXT([.D17]; &quot;0.00&quot;) &amp; &quot;$&quot;;  &quot;&quot;)" office:value-type="string" office:string-value="$80.96$" calcext:value-type="string">
            <text:p>$80.96$</text:p>
          </table:table-cell>
          <table:table-cell table:style-name="ce110" table:formula="of:=IF([.F17]&lt;&gt;&quot;&quot;; &quot;$&quot; &amp; TEXT([.F17]; &quot;0.00&quot;) &amp; &quot;$&quot;;  &quot;&quot;)" office:value-type="string" office:string-value="$79.42$" calcext:value-type="string">
            <text:p>$79.42$</text:p>
          </table:table-cell>
          <table:table-cell table:style-name="ce112" table:formula="of:=IF([.H17]&lt;&gt;&quot;&quot;; &quot;$&quot; &amp; TEXT([.H17]; &quot;0.00&quot;) &amp; &quot;$&quot;;  &quot;&quot;)" office:value-type="string" office:string-value="$n/a$" calcext:value-type="string">
            <text:p>$n/a$</text:p>
          </table:table-cell>
          <table:table-cell table:style-name="ce128"/>
          <table:table-cell table:style-name="ce112" table:formula="of:=IF([.K17]&lt;&gt;&quot;&quot;; &quot;$&quot; &amp; TEXT([.K17]; &quot;0.00&quot;) &amp; &quot;$&quot;;  &quot;&quot;)" office:value-type="string" office:string-value="$90.70$" calcext:value-type="string">
            <text:p>$90.70$</text:p>
          </table:table-cell>
          <table:table-cell table:style-name="ce110" table:formula="of:=IF([.M17]&lt;&gt;&quot;&quot;; &quot;$&quot; &amp; TEXT([.M17]; &quot;0.00&quot;) &amp; &quot;$&quot;;  &quot;&quot;)" office:value-type="string" office:string-value="$91.59$" calcext:value-type="string">
            <text:p>$91.59$</text:p>
          </table:table-cell>
          <table:table-cell table:style-name="ce112" table:formula="of:=IF([.O17]&lt;&gt;&quot;&quot;; &quot;$&quot; &amp; TEXT([.O17]; &quot;0.00&quot;) &amp; &quot;$&quot;;  &quot;&quot;)" office:value-type="string" office:string-value="$89.85$" calcext:value-type="string">
            <text:p>$89.85$</text:p>
          </table:table-cell>
          <table:table-cell table:style-name="ce110" table:formula="of:=IF([.Q17]&lt;&gt;&quot;&quot;; &quot;$&quot; &amp; TEXT([.Q17]; &quot;0.00&quot;) &amp; &quot;$&quot;;  &quot;&quot;)" office:value-type="string" office:string-value="$85.73$" calcext:value-type="string">
            <text:p>$85.73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HeidelTime</text:p>
          </table:table-cell>
          <table:table-cell table:style-name="ce29" office:value-type="float" office:value="81.78" calcext:value-type="float">
            <text:p>81.78</text:p>
          </table:table-cell>
          <table:table-cell table:style-name="ce63"/>
          <table:table-cell table:style-name="ce40" office:value-type="float" office:value="83.97" calcext:value-type="float">
            <text:p>83.97</text:p>
          </table:table-cell>
          <table:table-cell table:style-name="ce40"/>
          <table:table-cell table:style-name="ce29" office:value-type="float" office:value="79.71" calcext:value-type="float">
            <text:p>79.71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0.71" calcext:value-type="float">
            <text:p>90.71</text:p>
          </table:table-cell>
          <table:table-cell table:style-name="ce40"/>
          <table:table-cell table:style-name="ce29" office:value-type="float" office:value="93.13" calcext:value-type="float">
            <text:p>93.13</text:p>
          </table:table-cell>
          <table:table-cell table:style-name="ce63"/>
          <table:table-cell table:style-name="ce40" office:value-type="float" office:value="88.41" calcext:value-type="float">
            <text:p>88.41</text:p>
          </table:table-cell>
          <table:table-cell table:style-name="ce40"/>
          <table:table-cell table:style-name="ce29" office:value-type="float" office:value="78.07" calcext:value-type="float">
            <text:p>78.07</text:p>
          </table:table-cell>
          <table:table-cell table:style-name="ce63"/>
          <table:table-cell table:style-name="ce51" table:number-columns-repeated="2"/>
          <table:table-cell table:style-name="ce115"/>
          <table:table-cell table:style-name="ce46" table:formula="of:=IF([.A18]&lt;&gt;&quot;&quot;; [.A18]; &quot;&quot;)" office:value-type="string" office:string-value="HeidelTime" calcext:value-type="string">
            <text:p>HeidelTime</text:p>
          </table:table-cell>
          <table:table-cell table:style-name="ce110" table:formula="of:=IF([.B18]&lt;&gt;&quot;&quot;; &quot;$&quot; &amp; TEXT([.B18]; &quot;0.00&quot;) &amp; &quot;$&quot;;  &quot;&quot;)" office:value-type="string" office:string-value="$81.78$" calcext:value-type="string">
            <text:p>$81.78$</text:p>
          </table:table-cell>
          <table:table-cell table:style-name="ce112" table:formula="of:=IF([.D18]&lt;&gt;&quot;&quot;; &quot;$&quot; &amp; TEXT([.D18]; &quot;0.00&quot;) &amp; &quot;$&quot;;  &quot;&quot;)" office:value-type="string" office:string-value="$83.97$" calcext:value-type="string">
            <text:p>$83.97$</text:p>
          </table:table-cell>
          <table:table-cell table:style-name="ce110" table:formula="of:=IF([.F18]&lt;&gt;&quot;&quot;; &quot;$&quot; &amp; TEXT([.F18]; &quot;0.00&quot;) &amp; &quot;$&quot;;  &quot;&quot;)" office:value-type="string" office:string-value="$79.71$" calcext:value-type="string">
            <text:p>$79.71$</text:p>
          </table:table-cell>
          <table:table-cell table:style-name="ce112" table:formula="of:=IF([.H18]&lt;&gt;&quot;&quot;; &quot;$&quot; &amp; TEXT([.H18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18]&lt;&gt;&quot;&quot;; &quot;$&quot; &amp; TEXT([.K18]; &quot;0.00&quot;) &amp; &quot;$&quot;;  &quot;&quot;)" office:value-type="string" office:string-value="$90.71$" calcext:value-type="string">
            <text:p>$90.71$</text:p>
          </table:table-cell>
          <table:table-cell table:style-name="ce110" table:formula="of:=IF([.M18]&lt;&gt;&quot;&quot;; &quot;$&quot; &amp; TEXT([.M18]; &quot;0.00&quot;) &amp; &quot;$&quot;;  &quot;&quot;)" office:value-type="string" office:string-value="$93.13$" calcext:value-type="string">
            <text:p>$93.13$</text:p>
          </table:table-cell>
          <table:table-cell table:style-name="ce112" table:formula="of:=IF([.O18]&lt;&gt;&quot;&quot;; &quot;$&quot; &amp; TEXT([.O18]; &quot;0.00&quot;) &amp; &quot;$&quot;;  &quot;&quot;)" office:value-type="string" office:string-value="$88.41$" calcext:value-type="string">
            <text:p>$88.41$</text:p>
          </table:table-cell>
          <table:table-cell table:style-name="ce110" table:formula="of:=IF([.Q18]&lt;&gt;&quot;&quot;; &quot;$&quot; &amp; TEXT([.Q18]; &quot;0.00&quot;) &amp; &quot;$&quot;;  &quot;&quot;)" office:value-type="string" office:string-value="$78.07$" calcext:value-type="string">
            <text:p>$78.07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WTime</text:p>
          </table:table-cell>
          <table:table-cell table:style-name="ce29" office:value-type="float" office:value="83.1" calcext:value-type="float">
            <text:p>83.10</text:p>
          </table:table-cell>
          <table:table-cell table:style-name="ce63"/>
          <table:table-cell table:style-name="ce40" office:value-type="float" office:value="86.1" calcext:value-type="float">
            <text:p>86.10</text:p>
          </table:table-cell>
          <table:table-cell table:style-name="ce40"/>
          <table:table-cell table:style-name="ce29" office:value-type="float" office:value="80.4" calcext:value-type="float">
            <text:p>80.40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1.4" calcext:value-type="float">
            <text:p>91.40</text:p>
          </table:table-cell>
          <table:table-cell table:style-name="ce40"/>
          <table:table-cell table:style-name="ce29" office:value-type="float" office:value="94.6" calcext:value-type="float">
            <text:p>94.60</text:p>
          </table:table-cell>
          <table:table-cell table:style-name="ce63"/>
          <table:table-cell table:style-name="ce40" office:value-type="float" office:value="88.4" calcext:value-type="float">
            <text:p>88.40</text:p>
          </table:table-cell>
          <table:table-cell table:style-name="ce40"/>
          <table:table-cell table:style-name="ce29" office:value-type="float" office:value="85.4" calcext:value-type="float">
            <text:p>85.40</text:p>
          </table:table-cell>
          <table:table-cell table:style-name="ce63"/>
          <table:table-cell table:style-name="ce51" table:number-columns-repeated="2"/>
          <table:table-cell table:style-name="ce120"/>
          <table:table-cell table:style-name="ce119" table:formula="of:=IF([.A19]&lt;&gt;&quot;&quot;; [.A19]; &quot;&quot;)" office:value-type="string" office:string-value="UWTime" calcext:value-type="string">
            <text:p>UWTime</text:p>
          </table:table-cell>
          <table:table-cell table:style-name="ce110" table:formula="of:=IF([.B19]&lt;&gt;&quot;&quot;; &quot;$&quot; &amp; TEXT([.B19]; &quot;0.00&quot;) &amp; &quot;$&quot;;  &quot;&quot;)" office:value-type="string" office:string-value="$83.10$" calcext:value-type="string">
            <text:p>$83.10$</text:p>
          </table:table-cell>
          <table:table-cell table:style-name="ce112" table:formula="of:=IF([.D19]&lt;&gt;&quot;&quot;; &quot;$&quot; &amp; TEXT([.D19]; &quot;0.00&quot;) &amp; &quot;$&quot;;  &quot;&quot;)" office:value-type="string" office:string-value="$86.10$" calcext:value-type="string">
            <text:p>$86.10$</text:p>
          </table:table-cell>
          <table:table-cell table:style-name="ce110" table:formula="of:=IF([.F19]&lt;&gt;&quot;&quot;; &quot;$&quot; &amp; TEXT([.F19]; &quot;0.00&quot;) &amp; &quot;$&quot;;  &quot;&quot;)" office:value-type="string" office:string-value="$80.40$" calcext:value-type="string">
            <text:p>$80.40$</text:p>
          </table:table-cell>
          <table:table-cell table:style-name="ce112" table:formula="of:=IF([.H19]&lt;&gt;&quot;&quot;; &quot;$&quot; &amp; TEXT([.H19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19]&lt;&gt;&quot;&quot;; &quot;$&quot; &amp; TEXT([.K19]; &quot;0.00&quot;) &amp; &quot;$&quot;;  &quot;&quot;)" office:value-type="string" office:string-value="$91.40$" calcext:value-type="string">
            <text:p>$91.40$</text:p>
          </table:table-cell>
          <table:table-cell table:style-name="ce110" table:formula="of:=IF([.M19]&lt;&gt;&quot;&quot;; &quot;$&quot; &amp; TEXT([.M19]; &quot;0.00&quot;) &amp; &quot;$&quot;;  &quot;&quot;)" office:value-type="string" office:string-value="$94.60$" calcext:value-type="string">
            <text:p>$94.60$</text:p>
          </table:table-cell>
          <table:table-cell table:style-name="ce112" table:formula="of:=IF([.O19]&lt;&gt;&quot;&quot;; &quot;$&quot; &amp; TEXT([.O19]; &quot;0.00&quot;) &amp; &quot;$&quot;;  &quot;&quot;)" office:value-type="string" office:string-value="$88.40$" calcext:value-type="string">
            <text:p>$88.40$</text:p>
          </table:table-cell>
          <table:table-cell table:style-name="ce110" table:formula="of:=IF([.Q19]&lt;&gt;&quot;&quot;; &quot;$&quot; &amp; TEXT([.Q19]; &quot;0.00&quot;) &amp; &quot;$&quot;;  &quot;&quot;)" office:value-type="string" office:string-value="$85.40$" calcext:value-type="string">
            <text:p>$85.40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9" office:value-type="float" office:value="92.47" calcext:value-type="float">
            <text:p>92.47</text:p>
          </table:table-cell>
          <table:table-cell table:style-name="ce63"/>
          <table:table-cell table:style-name="ce40" office:value-type="float" office:value="91.49" calcext:value-type="float">
            <text:p>91.49</text:p>
          </table:table-cell>
          <table:table-cell table:style-name="ce40"/>
          <table:table-cell table:style-name="ce29" office:value-type="float" office:value="93.48" calcext:value-type="float">
            <text:p>93.48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4.62" calcext:value-type="float">
            <text:p>94.62</text:p>
          </table:table-cell>
          <table:table-cell table:style-name="ce40"/>
          <table:table-cell table:style-name="ce29" office:value-type="float" office:value="93.62" calcext:value-type="float">
            <text:p>93.62</text:p>
          </table:table-cell>
          <table:table-cell table:style-name="ce63"/>
          <table:table-cell table:style-name="ce40" office:value-type="float" office:value="95.65" calcext:value-type="float">
            <text:p>95.65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51" table:number-columns-repeated="2"/>
          <table:table-cell table:style-name="ce120"/>
          <table:table-cell table:style-name="ce46" table:formula="of:=IF([.A20]&lt;&gt;&quot;&quot;; [.A20]; &quot;&quot;)" office:value-type="string" office:string-value="Syntime" calcext:value-type="string">
            <text:p>Syntime</text:p>
          </table:table-cell>
          <table:table-cell table:style-name="ce110" table:formula="of:=IF([.B20]&lt;&gt;&quot;&quot;; &quot;$&quot; &amp; TEXT([.B20]; &quot;0.00&quot;) &amp; &quot;$&quot;;  &quot;&quot;)" office:value-type="string" office:string-value="$92.47$" calcext:value-type="string">
            <text:p>$92.47$</text:p>
          </table:table-cell>
          <table:table-cell table:style-name="ce112" table:formula="of:=IF([.D20]&lt;&gt;&quot;&quot;; &quot;$&quot; &amp; TEXT([.D20]; &quot;0.00&quot;) &amp; &quot;$&quot;;  &quot;&quot;)" office:value-type="string" office:string-value="$91.49$" calcext:value-type="string">
            <text:p>$91.49$</text:p>
          </table:table-cell>
          <table:table-cell table:style-name="ce132" table:formula="of:=IF([.F20]&lt;&gt;&quot;&quot;; &quot;$&quot; &amp; TEXT([.F20]; &quot;0.00&quot;) &amp; &quot;$&quot;;  &quot;&quot;)" office:value-type="string" office:string-value="$93.48$" calcext:value-type="string">
            <text:p>$93.48$</text:p>
          </table:table-cell>
          <table:table-cell table:style-name="ce112" table:formula="of:=IF([.H20]&lt;&gt;&quot;&quot;; &quot;$&quot; &amp; TEXT([.H20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20]&lt;&gt;&quot;&quot;; &quot;$&quot; &amp; TEXT([.K20]; &quot;0.00&quot;) &amp; &quot;$&quot;;  &quot;&quot;)" office:value-type="string" office:string-value="$94.62$" calcext:value-type="string">
            <text:p>$94.62$</text:p>
          </table:table-cell>
          <table:table-cell table:style-name="ce110" table:formula="of:=IF([.M20]&lt;&gt;&quot;&quot;; &quot;$&quot; &amp; TEXT([.M20]; &quot;0.00&quot;) &amp; &quot;$&quot;;  &quot;&quot;)" office:value-type="string" office:string-value="$93.62$" calcext:value-type="string">
            <text:p>$93.62$</text:p>
          </table:table-cell>
          <table:table-cell table:style-name="ce112" table:formula="of:=IF([.O20]&lt;&gt;&quot;&quot;; &quot;$&quot; &amp; TEXT([.O20]; &quot;0.00&quot;) &amp; &quot;$&quot;;  &quot;&quot;)" office:value-type="string" office:string-value="$95.65$" calcext:value-type="string">
            <text:p>$95.65$</text:p>
          </table:table-cell>
          <table:table-cell table:style-name="ce110" table:formula="of:=IF([.Q20]&lt;&gt;&quot;&quot;; &quot;$&quot; &amp; TEXT([.Q20]; &quot;0.00&quot;) &amp; &quot;$&quot;;  &quot;&quot;)" office:value-type="string" office:string-value="$n/a$" calcext:value-type="string">
            <text:p>$n/a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9" office:value-type="float" office:value="91.58" calcext:value-type="float">
            <text:p>91.58</text:p>
          </table:table-cell>
          <table:table-cell table:style-name="ce63"/>
          <table:table-cell table:style-name="ce40" office:value-type="float" office:value="92.59" calcext:value-type="float">
            <text:p>92.59</text:p>
          </table:table-cell>
          <table:table-cell table:style-name="ce40"/>
          <table:table-cell table:style-name="ce29" office:value-type="float" office:value="90.58" calcext:value-type="float">
            <text:p>90.58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4.51" calcext:value-type="float">
            <text:p>94.51</text:p>
          </table:table-cell>
          <table:table-cell table:style-name="ce40"/>
          <table:table-cell table:style-name="ce29" office:value-type="float" office:value="95.56" calcext:value-type="float">
            <text:p>95.56</text:p>
          </table:table-cell>
          <table:table-cell table:style-name="ce63"/>
          <table:table-cell table:style-name="ce40" office:value-type="float" office:value="93.48" calcext:value-type="float">
            <text:p>93.48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51" table:number-columns-repeated="2"/>
          <table:table-cell table:style-name="ce120"/>
          <table:table-cell table:style-name="ce46" table:formula="of:=IF([.A21]&lt;&gt;&quot;&quot;; [.A21]; &quot;&quot;)" office:value-type="string" office:string-value="TOMN" calcext:value-type="string">
            <text:p>TOMN</text:p>
          </table:table-cell>
          <table:table-cell table:style-name="ce110" table:formula="of:=IF([.B21]&lt;&gt;&quot;&quot;; &quot;$&quot; &amp; TEXT([.B21]; &quot;0.00&quot;) &amp; &quot;$&quot;;  &quot;&quot;)" office:value-type="string" office:string-value="$91.58$" calcext:value-type="string">
            <text:p>$91.58$</text:p>
          </table:table-cell>
          <table:table-cell table:style-name="ce112" table:formula="of:=IF([.D21]&lt;&gt;&quot;&quot;; &quot;$&quot; &amp; TEXT([.D21]; &quot;0.00&quot;) &amp; &quot;$&quot;;  &quot;&quot;)" office:value-type="string" office:string-value="$92.59$" calcext:value-type="string">
            <text:p>$92.59$</text:p>
          </table:table-cell>
          <table:table-cell table:style-name="ce110" table:formula="of:=IF([.F21]&lt;&gt;&quot;&quot;; &quot;$&quot; &amp; TEXT([.F21]; &quot;0.00&quot;) &amp; &quot;$&quot;;  &quot;&quot;)" office:value-type="string" office:string-value="$90.58$" calcext:value-type="string">
            <text:p>$90.58$</text:p>
          </table:table-cell>
          <table:table-cell table:style-name="ce112" table:formula="of:=IF([.H21]&lt;&gt;&quot;&quot;; &quot;$&quot; &amp; TEXT([.H21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21]&lt;&gt;&quot;&quot;; &quot;$&quot; &amp; TEXT([.K21]; &quot;0.00&quot;) &amp; &quot;$&quot;;  &quot;&quot;)" office:value-type="string" office:string-value="$94.51$" calcext:value-type="string">
            <text:p>$94.51$</text:p>
          </table:table-cell>
          <table:table-cell table:style-name="ce110" table:formula="of:=IF([.M21]&lt;&gt;&quot;&quot;; &quot;$&quot; &amp; TEXT([.M21]; &quot;0.00&quot;) &amp; &quot;$&quot;;  &quot;&quot;)" office:value-type="string" office:string-value="$95.56$" calcext:value-type="string">
            <text:p>$95.56$</text:p>
          </table:table-cell>
          <table:table-cell table:style-name="ce112" table:formula="of:=IF([.O21]&lt;&gt;&quot;&quot;; &quot;$&quot; &amp; TEXT([.O21]; &quot;0.00&quot;) &amp; &quot;$&quot;;  &quot;&quot;)" office:value-type="string" office:string-value="$93.48$" calcext:value-type="string">
            <text:p>$93.48$</text:p>
          </table:table-cell>
          <table:table-cell table:style-name="ce110" table:formula="of:=IF([.Q21]&lt;&gt;&quot;&quot;; &quot;$&quot; &amp; TEXT([.Q21]; &quot;0.00&quot;) &amp; &quot;$&quot;;  &quot;&quot;)" office:value-type="string" office:string-value="$n/a$" calcext:value-type="string">
            <text:p>$n/a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9" office:value-type="float" office:value="84.25" calcext:value-type="float">
            <text:p>84.25</text:p>
          </table:table-cell>
          <table:table-cell table:style-name="ce63"/>
          <table:table-cell table:style-name="ce40" office:value-type="float" office:value="85.19" calcext:value-type="float">
            <text:p>85.19</text:p>
          </table:table-cell>
          <table:table-cell table:style-name="ce40"/>
          <table:table-cell table:style-name="ce29" office:value-type="float" office:value="83.33" calcext:value-type="float">
            <text:p>83.33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40" office:value-type="float" office:value="91.58" calcext:value-type="float">
            <text:p>91.58</text:p>
          </table:table-cell>
          <table:table-cell table:style-name="ce40"/>
          <table:table-cell table:style-name="ce29" office:value-type="float" office:value="92.59" calcext:value-type="float">
            <text:p>92.59</text:p>
          </table:table-cell>
          <table:table-cell table:style-name="ce63"/>
          <table:table-cell table:style-name="ce40" office:value-type="float" office:value="90.58" calcext:value-type="float">
            <text:p>90.58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51" table:number-columns-repeated="2"/>
          <table:table-cell table:style-name="ce120"/>
          <table:table-cell table:style-name="ce46" table:formula="of:=IF([.A22]&lt;&gt;&quot;&quot;; [.A22]; &quot;&quot;)" office:value-type="string" office:string-value="PTime" calcext:value-type="string">
            <text:p>PTime</text:p>
          </table:table-cell>
          <table:table-cell table:style-name="ce110" table:formula="of:=IF([.B22]&lt;&gt;&quot;&quot;; &quot;$&quot; &amp; TEXT([.B22]; &quot;0.00&quot;) &amp; &quot;$&quot;;  &quot;&quot;)" office:value-type="string" office:string-value="$84.25$" calcext:value-type="string">
            <text:p>$84.25$</text:p>
          </table:table-cell>
          <table:table-cell table:style-name="ce112" table:formula="of:=IF([.D22]&lt;&gt;&quot;&quot;; &quot;$&quot; &amp; TEXT([.D22]; &quot;0.00&quot;) &amp; &quot;$&quot;;  &quot;&quot;)" office:value-type="string" office:string-value="$85.19$" calcext:value-type="string">
            <text:p>$85.19$</text:p>
          </table:table-cell>
          <table:table-cell table:style-name="ce110" table:formula="of:=IF([.F22]&lt;&gt;&quot;&quot;; &quot;$&quot; &amp; TEXT([.F22]; &quot;0.00&quot;) &amp; &quot;$&quot;;  &quot;&quot;)" office:value-type="string" office:string-value="$83.33$" calcext:value-type="string">
            <text:p>$83.33$</text:p>
          </table:table-cell>
          <table:table-cell table:style-name="ce112" table:formula="of:=IF([.H22]&lt;&gt;&quot;&quot;; &quot;$&quot; &amp; TEXT([.H22]; &quot;0.00&quot;) &amp; &quot;$&quot;;  &quot;&quot;)" office:value-type="string" office:string-value="$n/a$" calcext:value-type="string">
            <text:p>$n/a$</text:p>
          </table:table-cell>
          <table:table-cell table:style-name="ce127"/>
          <table:table-cell table:style-name="ce112" table:formula="of:=IF([.K22]&lt;&gt;&quot;&quot;; &quot;$&quot; &amp; TEXT([.K22]; &quot;0.00&quot;) &amp; &quot;$&quot;;  &quot;&quot;)" office:value-type="string" office:string-value="$91.58$" calcext:value-type="string">
            <text:p>$91.58$</text:p>
          </table:table-cell>
          <table:table-cell table:style-name="ce110" table:formula="of:=IF([.M22]&lt;&gt;&quot;&quot;; &quot;$&quot; &amp; TEXT([.M22]; &quot;0.00&quot;) &amp; &quot;$&quot;;  &quot;&quot;)" office:value-type="string" office:string-value="$92.59$" calcext:value-type="string">
            <text:p>$92.59$</text:p>
          </table:table-cell>
          <table:table-cell table:style-name="ce112" table:formula="of:=IF([.O22]&lt;&gt;&quot;&quot;; &quot;$&quot; &amp; TEXT([.O22]; &quot;0.00&quot;) &amp; &quot;$&quot;;  &quot;&quot;)" office:value-type="string" office:string-value="$90.58$" calcext:value-type="string">
            <text:p>$90.58$</text:p>
          </table:table-cell>
          <table:table-cell table:style-name="ce110" table:formula="of:=IF([.Q22]&lt;&gt;&quot;&quot;; &quot;$&quot; &amp; TEXT([.Q22]; &quot;0.00&quot;) &amp; &quot;$&quot;;  &quot;&quot;)" office:value-type="string" office:string-value="$n/a$" calcext:value-type="string">
            <text:p>$n/a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BERT-time</text:p>
          </table:table-cell>
          <table:table-cell table:style-name="ce57" office:value-type="float" office:value="90.77" calcext:value-type="float">
            <text:p>90.77</text:p>
          </table:table-cell>
          <table:table-cell table:style-name="ce62"/>
          <table:table-cell table:style-name="ce56" office:value-type="float" office:value="92.48" calcext:value-type="float">
            <text:p>92.48</text:p>
          </table:table-cell>
          <table:table-cell table:style-name="ce56"/>
          <table:table-cell table:style-name="ce57" office:value-type="float" office:value="89.13" calcext:value-type="float">
            <text:p>89.13</text:p>
          </table:table-cell>
          <table:table-cell table:style-name="ce62"/>
          <table:table-cell table:number-columns-repeated="2" table:style-name="ce56" office:value-type="string" calcext:value-type="string">
            <text:p>n/a</text:p>
          </table:table-cell>
          <table:table-cell table:style-name="ce69"/>
          <table:table-cell table:style-name="ce56" office:value-type="float" office:value="94.46" calcext:value-type="float">
            <text:p>94.46</text:p>
          </table:table-cell>
          <table:table-cell table:style-name="ce56"/>
          <table:table-cell table:style-name="ce57" office:value-type="float" office:value="96.24" calcext:value-type="float">
            <text:p>96.24</text:p>
          </table:table-cell>
          <table:table-cell table:style-name="ce62"/>
          <table:table-cell table:style-name="ce56" office:value-type="float" office:value="92.75" calcext:value-type="float">
            <text:p>92.75</text:p>
          </table:table-cell>
          <table:table-cell table:style-name="ce56"/>
          <table:table-cell table:style-name="ce57" office:value-type="string" calcext:value-type="string">
            <text:p>n/a</text:p>
          </table:table-cell>
          <table:table-cell table:style-name="ce62"/>
          <table:table-cell table:style-name="ce88"/>
          <table:table-cell table:style-name="ce93" table:number-columns-repeated="2"/>
          <table:table-cell table:style-name="ce45" table:formula="of:=IF([.A23]&lt;&gt;&quot;&quot;; [.A23]; &quot;&quot;)" office:value-type="string" office:string-value="BERT-time" calcext:value-type="string">
            <text:p>BERT-time</text:p>
          </table:table-cell>
          <table:table-cell table:style-name="ce144" table:formula="of:=IF([.B23]&lt;&gt;&quot;&quot;; &quot;$&quot; &amp; TEXT([.B23]; &quot;0.00&quot;) &amp; &quot;$&quot;;  &quot;&quot;)" office:value-type="string" office:string-value="$90.77$" calcext:value-type="string">
            <text:p>$90.77$</text:p>
          </table:table-cell>
          <table:table-cell table:style-name="ce136" table:formula="of:=IF([.D23]&lt;&gt;&quot;&quot;; &quot;$&quot; &amp; TEXT([.D23]; &quot;0.00&quot;) &amp; &quot;$&quot;;  &quot;&quot;)" office:value-type="string" office:string-value="$92.48$" calcext:value-type="string">
            <text:p>$92.48$</text:p>
          </table:table-cell>
          <table:table-cell table:style-name="ce144" table:formula="of:=IF([.F23]&lt;&gt;&quot;&quot;; &quot;$&quot; &amp; TEXT([.F23]; &quot;0.00&quot;) &amp; &quot;$&quot;;  &quot;&quot;)" office:value-type="string" office:string-value="$89.13$" calcext:value-type="string">
            <text:p>$89.13$</text:p>
          </table:table-cell>
          <table:table-cell table:style-name="ce136" table:formula="of:=IF([.H23]&lt;&gt;&quot;&quot;; &quot;$&quot; &amp; TEXT([.H23]; &quot;0.00&quot;) &amp; &quot;$&quot;;  &quot;&quot;)" office:value-type="string" office:string-value="$n/a$" calcext:value-type="string">
            <text:p>$n/a$</text:p>
          </table:table-cell>
          <table:table-cell table:style-name="ce168"/>
          <table:table-cell table:style-name="ce136" table:formula="of:=IF([.K23]&lt;&gt;&quot;&quot;; &quot;$&quot; &amp; TEXT([.K23]; &quot;0.00&quot;) &amp; &quot;$&quot;;  &quot;&quot;)" office:value-type="string" office:string-value="$94.46$" calcext:value-type="string">
            <text:p>$94.46$</text:p>
          </table:table-cell>
          <table:table-cell table:style-name="ce144" table:formula="of:=IF([.M23]&lt;&gt;&quot;&quot;; &quot;$&quot; &amp; TEXT([.M23]; &quot;0.00&quot;) &amp; &quot;$&quot;;  &quot;&quot;)" office:value-type="string" office:string-value="$96.24$" calcext:value-type="string">
            <text:p>$96.24$</text:p>
          </table:table-cell>
          <table:table-cell table:style-name="ce136" table:formula="of:=IF([.O23]&lt;&gt;&quot;&quot;; &quot;$&quot; &amp; TEXT([.O23]; &quot;0.00&quot;) &amp; &quot;$&quot;;  &quot;&quot;)" office:value-type="string" office:string-value="$92.75$" calcext:value-type="string">
            <text:p>$92.75$</text:p>
          </table:table-cell>
          <table:table-cell table:style-name="ce144" table:formula="of:=IF([.Q23]&lt;&gt;&quot;&quot;; &quot;$&quot; &amp; TEXT([.Q23]; &quot;0.00&quot;) &amp; &quot;$&quot;;  &quot;&quot;)" office:value-type="string" office:string-value="$n/a$" calcext:value-type="string">
            <text:p>$n/a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29"/>
          <table:table-cell table:style-name="ce63"/>
          <table:table-cell table:style-name="ce40"/>
          <table:table-cell table:style-name="ce71"/>
          <table:table-cell table:style-name="ce29"/>
          <table:table-cell table:style-name="ce63"/>
          <table:table-cell table:style-name="ce40" table:number-columns-repeated="2"/>
          <table:table-cell table:style-name="ce75"/>
          <table:table-cell table:style-name="ce71"/>
          <table:table-cell table:style-name="ce40"/>
          <table:table-cell table:style-name="ce29"/>
          <table:table-cell table:style-name="ce63"/>
          <table:table-cell table:style-name="ce71"/>
          <table:table-cell table:style-name="ce40"/>
          <table:table-cell table:style-name="ce29"/>
          <table:table-cell table:style-name="ce63"/>
          <table:table-cell table:style-name="ce124"/>
          <table:table-cell table:style-name="ce96" table:number-columns-repeated="2"/>
          <table:table-cell table:style-name="ce119" table:formula="of:=IF([.A24]&lt;&gt;&quot;&quot;; [.A24]; &quot;&quot;)">
            <text:p/>
          </table:table-cell>
          <table:table-cell table:style-name="ce112" table:formula="of:=IF([.B24]&lt;&gt;&quot;n/a&quot;; IF([.B24]&lt;&gt;&quot;&quot;; &quot;$&quot; &amp; TEXT([.B24]; &quot;0.00&quot;) &amp; &quot;$&quot;;  &quot;&quot;); &quot;n/a&quot;)">
            <text:p/>
          </table:table-cell>
          <table:table-cell table:style-name="ce112" table:formula="of:=IF([.D24]&lt;&gt;&quot;n/a&quot;; IF([.D24]&lt;&gt;&quot;&quot;; &quot;$&quot; &amp; TEXT([.D24]; &quot;0.00&quot;) &amp; &quot;$&quot;;  &quot;&quot;); &quot;n/a&quot;)">
            <text:p/>
          </table:table-cell>
          <table:table-cell table:style-name="ce112" table:formula="of:=IF([.F24]&lt;&gt;&quot;n/a&quot;; IF([.F24]&lt;&gt;&quot;&quot;; &quot;$&quot; &amp; TEXT([.F24]; &quot;0.00&quot;) &amp; &quot;$&quot;;  &quot;&quot;); &quot;n/a&quot;)">
            <text:p/>
          </table:table-cell>
          <table:table-cell table:style-name="ce112" table:formula="of:=IF([.H24]&lt;&gt;&quot;n/a&quot;; IF([.H24]&lt;&gt;&quot;&quot;; &quot;$&quot; &amp; TEXT([.H24]; &quot;0.00&quot;) &amp; &quot;$&quot;;  &quot;&quot;); &quot;n/a&quot;)">
            <text:p/>
          </table:table-cell>
          <table:table-cell table:style-name="ce169"/>
          <table:table-cell table:style-name="ce112" table:formula="of:=IF([.K24]&lt;&gt;&quot;n/a&quot;; IF([.K24]&lt;&gt;&quot;&quot;; &quot;$&quot; &amp; TEXT([.K24]; &quot;0.00&quot;) &amp; &quot;$&quot;;  &quot;&quot;); &quot;n/a&quot;)">
            <text:p/>
          </table:table-cell>
          <table:table-cell table:style-name="ce112" table:formula="of:=IF([.M24]&lt;&gt;&quot;n/a&quot;; IF([.M24]&lt;&gt;&quot;&quot;; &quot;$&quot; &amp; TEXT([.M24]; &quot;0.00&quot;) &amp; &quot;$&quot;;  &quot;&quot;); &quot;n/a&quot;)">
            <text:p/>
          </table:table-cell>
          <table:table-cell table:style-name="ce112" table:formula="of:=IF([.O24]&lt;&gt;&quot;n/a&quot;; IF([.O24]&lt;&gt;&quot;&quot;; &quot;$&quot; &amp; TEXT([.O24]; &quot;0.00&quot;) &amp; &quot;$&quot;;  &quot;&quot;); &quot;n/a&quot;)">
            <text:p/>
          </table:table-cell>
          <table:table-cell table:style-name="ce110" table:formula="of:=IF([.Q24]&lt;&gt;&quot;n/a&quot;; IF([.Q24]&lt;&gt;&quot;&quot;; &quot;$&quot; &amp; TEXT([.Q24]; &quot;0.00&quot;) &amp; &quot;$&quot;;  &quot;&quot;); &quot;n/a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ulti-lingual-fast_text-time</text:p>
          </table:table-cell>
          <table:table-cell table:style-name="ce29" office:value-type="float" office:value="75.63" calcext:value-type="float">
            <text:p>75.63</text:p>
          </table:table-cell>
          <table:table-cell table:style-name="ce63"/>
          <table:table-cell table:style-name="ce40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5"/>
          <table:table-cell table:style-name="ce71" office:value-type="float" office:value="82.03" calcext:value-type="float">
            <text:p>82.03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40" office:value-type="string" calcext:value-type="string">
            <text:p>n/a</text:p>
          </table:table-cell>
          <table:table-cell table:style-name="ce29" office:value-type="float" office:value="72.85" calcext:value-type="float">
            <text:p>72.85</text:p>
          </table:table-cell>
          <table:table-cell table:style-name="ce63"/>
          <table:table-cell table:style-name="ce124"/>
          <table:table-cell table:style-name="ce96" table:number-columns-repeated="2"/>
          <table:table-cell table:style-name="ce119" table:formula="of:=IF([.A25]&lt;&gt;&quot;&quot;; [.A25]; &quot;&quot;)" office:value-type="string" office:string-value="Multi-lingual-fast_text-time" calcext:value-type="string">
            <text:p>Multi-lingual-fast_text-time</text:p>
          </table:table-cell>
          <table:table-cell table:style-name="ce112" table:formula="of:=IF([.B25]&lt;&gt;&quot;n/a&quot;; IF([.B25]&lt;&gt;&quot;&quot;; &quot;$&quot; &amp; TEXT([.B25]; &quot;0.00&quot;) &amp; &quot;$&quot;;  &quot;&quot;); &quot;n/a&quot;)" office:value-type="string" office:string-value="$75.63$" calcext:value-type="string">
            <text:p>$75.63$</text:p>
          </table:table-cell>
          <table:table-cell table:style-name="ce112" table:formula="of:=IF([.D25]&lt;&gt;&quot;n/a&quot;; IF([.D25]&lt;&gt;&quot;&quot;; &quot;$&quot; &amp; TEXT([.D25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F25]&lt;&gt;&quot;n/a&quot;; IF([.F25]&lt;&gt;&quot;&quot;; &quot;$&quot; &amp; TEXT([.F25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H25]&lt;&gt;&quot;n/a&quot;; IF([.H25]&lt;&gt;&quot;&quot;; &quot;$&quot; &amp; TEXT([.H25]; &quot;0.00&quot;) &amp; &quot;$&quot;;  &quot;&quot;); &quot;n/a&quot;)" office:value-type="string" office:string-value="n/a" calcext:value-type="string">
            <text:p>n/a</text:p>
          </table:table-cell>
          <table:table-cell table:style-name="ce169"/>
          <table:table-cell table:style-name="ce112" table:formula="of:=IF([.K25]&lt;&gt;&quot;n/a&quot;; IF([.K25]&lt;&gt;&quot;&quot;; &quot;$&quot; &amp; TEXT([.K25]; &quot;0.00&quot;) &amp; &quot;$&quot;;  &quot;&quot;); &quot;n/a&quot;)" office:value-type="string" office:string-value="$82.03$" calcext:value-type="string">
            <text:p>$82.03$</text:p>
          </table:table-cell>
          <table:table-cell table:style-name="ce112" table:formula="of:=IF([.M25]&lt;&gt;&quot;n/a&quot;; IF([.M25]&lt;&gt;&quot;&quot;; &quot;$&quot; &amp; TEXT([.M25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O25]&lt;&gt;&quot;n/a&quot;; IF([.O25]&lt;&gt;&quot;&quot;; &quot;$&quot; &amp; TEXT([.O25]; &quot;0.00&quot;) &amp; &quot;$&quot;;  &quot;&quot;); &quot;n/a&quot;)" office:value-type="string" office:string-value="n/a" calcext:value-type="string">
            <text:p>n/a</text:p>
          </table:table-cell>
          <table:table-cell table:style-name="ce110" table:formula="of:=IF([.Q25]&lt;&gt;&quot;n/a&quot;; IF([.Q25]&lt;&gt;&quot;&quot;; &quot;$&quot; &amp; TEXT([.Q25]; &quot;0.00&quot;) &amp; &quot;$&quot;;  &quot;&quot;); &quot;n/a&quot;)" office:value-type="string" office:string-value="$72.85$" calcext:value-type="string">
            <text:p>$72.85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0" table:number-columns-repeated="7"/>
          <table:table-cell table:style-name="ce51" table:number-columns-repeated="12"/>
          <table:table-cell table:style-name="ce120"/>
          <table:table-cell table:style-name="ce103" table:formula="of:=IF([.A26]&lt;&gt;&quot;&quot;; [.A26]; &quot;&quot;)">
            <text:p/>
          </table:table-cell>
          <table:table-cell table:style-name="ce11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11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11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1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29"/>
          <table:table-cell table:style-name="ce111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11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11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11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0" table:number-columns-repeated="7"/>
          <table:table-cell table:style-name="ce51" table:number-columns-repeated="12"/>
          <table:table-cell table:style-name="ce120"/>
          <table:table-cell table:style-name="ce103" table:formula="of:=IF([.A27]&lt;&gt;&quot;&quot;; [.A27]; &quot;&quot;)">
            <text:p/>
          </table:table-cell>
          <table:table-cell table:style-name="ce11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11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11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1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29"/>
          <table:table-cell table:style-name="ce111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11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11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11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0" table:number-columns-repeated="7"/>
          <table:table-cell table:style-name="ce51" table:number-columns-repeated="12"/>
          <table:table-cell table:style-name="ce120"/>
          <table:table-cell table:style-name="ce103" table:formula="of:=IF([.A28]&lt;&gt;&quot;&quot;; [.A28]; &quot;&quot;)">
            <text:p/>
          </table:table-cell>
          <table:table-cell table:style-name="ce11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11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11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1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29"/>
          <table:table-cell table:style-name="ce111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11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11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11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29]&lt;&gt;&quot;&quot;; [.A29]; &quot;&quot;)">
            <text:p/>
          </table:table-cell>
          <table:table-cell table:style-name="ce120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11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11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1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96"/>
          <table:table-cell table:style-name="ce111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11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11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11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 table:number-columns-repeated="19"/>
          <table:table-cell table:style-name="ce115"/>
          <table:table-cell table:style-name="ce103" table:formula="of:=IF([.A30]&lt;&gt;&quot;&quot;; [.A30]; &quot;&quot;)">
            <text:p/>
          </table:table-cell>
          <table:table-cell table:style-name="ce115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5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29"/>
          <table:table-cell table:style-name="ce11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31]&lt;&gt;&quot;&quot;; [.A31]; &quot;&quot;)">
            <text:p/>
          </table:table-cell>
          <table:table-cell table:style-name="ce11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1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1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1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29"/>
          <table:table-cell table:style-name="ce111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1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1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1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32]&lt;&gt;&quot;&quot;; [.A32]; &quot;&quot;)">
            <text:p/>
          </table:table-cell>
          <table:table-cell table:style-name="ce11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11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11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1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29"/>
          <table:table-cell table:style-name="ce111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11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11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11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33]&lt;&gt;&quot;&quot;; [.A33]; &quot;&quot;)">
            <text:p/>
          </table:table-cell>
          <table:table-cell table:style-name="ce11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11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11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1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29"/>
          <table:table-cell table:style-name="ce111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11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11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11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34]&lt;&gt;&quot;&quot;; [.A34]; &quot;&quot;)">
            <text:p/>
          </table:table-cell>
          <table:table-cell table:style-name="ce11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11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11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1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29"/>
          <table:table-cell table:style-name="ce111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11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11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11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35]&lt;&gt;&quot;&quot;; [.A35]; &quot;&quot;)">
            <text:p/>
          </table:table-cell>
          <table:table-cell table:style-name="ce120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11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11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1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96"/>
          <table:table-cell table:style-name="ce111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11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11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11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 table:number-columns-repeated="19"/>
          <table:table-cell table:style-name="ce115"/>
          <table:table-cell table:style-name="ce103" table:formula="of:=IF([.A36]&lt;&gt;&quot;&quot;; [.A36]; &quot;&quot;)">
            <text:p/>
          </table:table-cell>
          <table:table-cell table:style-name="ce115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5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29"/>
          <table:table-cell table:style-name="ce11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37]&lt;&gt;&quot;&quot;; [.A37]; &quot;&quot;)">
            <text:p/>
          </table:table-cell>
          <table:table-cell table:style-name="ce11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1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1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1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29"/>
          <table:table-cell table:style-name="ce111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1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1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1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38]&lt;&gt;&quot;&quot;; [.A38]; &quot;&quot;)">
            <text:p/>
          </table:table-cell>
          <table:table-cell table:style-name="ce11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11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11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1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29"/>
          <table:table-cell table:style-name="ce111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11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11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11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39]&lt;&gt;&quot;&quot;; [.A39]; &quot;&quot;)">
            <text:p/>
          </table:table-cell>
          <table:table-cell table:style-name="ce11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11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11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1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29"/>
          <table:table-cell table:style-name="ce111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11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11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11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40]&lt;&gt;&quot;&quot;; [.A40]; &quot;&quot;)">
            <text:p/>
          </table:table-cell>
          <table:table-cell table:style-name="ce11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11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11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1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29"/>
          <table:table-cell table:style-name="ce111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11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11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11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41]&lt;&gt;&quot;&quot;; [.A41]; &quot;&quot;)">
            <text:p/>
          </table:table-cell>
          <table:table-cell table:style-name="ce120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11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11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1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96"/>
          <table:table-cell table:style-name="ce111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11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11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11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 table:number-columns-repeated="19"/>
          <table:table-cell table:style-name="ce115"/>
          <table:table-cell table:style-name="ce103" table:formula="of:=IF([.A42]&lt;&gt;&quot;&quot;; [.A42]; &quot;&quot;)">
            <text:p/>
          </table:table-cell>
          <table:table-cell table:style-name="ce115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5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29"/>
          <table:table-cell table:style-name="ce11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43]&lt;&gt;&quot;&quot;; [.A43]; &quot;&quot;)">
            <text:p/>
          </table:table-cell>
          <table:table-cell table:style-name="ce11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1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1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1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29"/>
          <table:table-cell table:style-name="ce111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1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1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1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44]&lt;&gt;&quot;&quot;; [.A44]; &quot;&quot;)">
            <text:p/>
          </table:table-cell>
          <table:table-cell table:style-name="ce11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11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11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1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29"/>
          <table:table-cell table:style-name="ce111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11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11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11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45]&lt;&gt;&quot;&quot;; [.A45]; &quot;&quot;)">
            <text:p/>
          </table:table-cell>
          <table:table-cell table:style-name="ce11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11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11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1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29"/>
          <table:table-cell table:style-name="ce111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11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11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11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46]&lt;&gt;&quot;&quot;; [.A46]; &quot;&quot;)">
            <text:p/>
          </table:table-cell>
          <table:table-cell table:style-name="ce11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11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11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1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29"/>
          <table:table-cell table:style-name="ce111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11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11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11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47]&lt;&gt;&quot;&quot;; [.A47]; &quot;&quot;)">
            <text:p/>
          </table:table-cell>
          <table:table-cell table:style-name="ce120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11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11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1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96"/>
          <table:table-cell table:style-name="ce111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11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11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11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3" table:formula="of:=IF([.A48]&lt;&gt;&quot;&quot;; [.A48]; &quot;&quot;)">
            <text:p/>
          </table:table-cell>
          <table:table-cell table:style-name="ce115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5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29"/>
          <table:table-cell table:style-name="ce11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49]&lt;&gt;&quot;&quot;; [.A49]; &quot;&quot;)">
            <text:p/>
          </table:table-cell>
          <table:table-cell table:style-name="ce11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1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1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1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29"/>
          <table:table-cell table:style-name="ce111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1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1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1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0]&lt;&gt;&quot;&quot;; [.A50]; &quot;&quot;)">
            <text:p/>
          </table:table-cell>
          <table:table-cell table:style-name="ce11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11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11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1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29"/>
          <table:table-cell table:style-name="ce111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11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11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11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1]&lt;&gt;&quot;&quot;; [.A51]; &quot;&quot;)">
            <text:p/>
          </table:table-cell>
          <table:table-cell table:style-name="ce11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11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11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1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29"/>
          <table:table-cell table:style-name="ce111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11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11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11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2]&lt;&gt;&quot;&quot;; [.A52]; &quot;&quot;)">
            <text:p/>
          </table:table-cell>
          <table:table-cell table:style-name="ce11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11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11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1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29"/>
          <table:table-cell table:style-name="ce111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11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11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11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53]&lt;&gt;&quot;&quot;; [.A53]; &quot;&quot;)">
            <text:p/>
          </table:table-cell>
          <table:table-cell table:style-name="ce120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11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11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1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96"/>
          <table:table-cell table:style-name="ce111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11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11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11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3" table:formula="of:=IF([.A54]&lt;&gt;&quot;&quot;; [.A54]; &quot;&quot;)">
            <text:p/>
          </table:table-cell>
          <table:table-cell table:style-name="ce115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5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29"/>
          <table:table-cell table:style-name="ce11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55]&lt;&gt;&quot;&quot;; [.A55]; &quot;&quot;)">
            <text:p/>
          </table:table-cell>
          <table:table-cell table:style-name="ce11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1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1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29"/>
          <table:table-cell table:style-name="ce111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1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1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1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6]&lt;&gt;&quot;&quot;; [.A56]; &quot;&quot;)">
            <text:p/>
          </table:table-cell>
          <table:table-cell table:style-name="ce11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11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11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1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29"/>
          <table:table-cell table:style-name="ce111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11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11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11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7]&lt;&gt;&quot;&quot;; [.A57]; &quot;&quot;)">
            <text:p/>
          </table:table-cell>
          <table:table-cell table:style-name="ce11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11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11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1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29"/>
          <table:table-cell table:style-name="ce111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11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11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11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58]&lt;&gt;&quot;&quot;; [.A58]; &quot;&quot;)">
            <text:p/>
          </table:table-cell>
          <table:table-cell table:style-name="ce11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11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11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1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29"/>
          <table:table-cell table:style-name="ce111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11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11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11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8"/>
          <table:table-cell table:style-name="ce96" table:number-columns-repeated="2"/>
          <table:table-cell table:style-name="ce108" table:formula="of:=IF([.A59]&lt;&gt;&quot;&quot;; [.A59]; &quot;&quot;)">
            <text:p/>
          </table:table-cell>
          <table:table-cell table:style-name="ce120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11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11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1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96"/>
          <table:table-cell table:style-name="ce111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11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11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11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3" table:formula="of:=IF([.A60]&lt;&gt;&quot;&quot;; [.A60]; &quot;&quot;)">
            <text:p/>
          </table:table-cell>
          <table:table-cell table:style-name="ce115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5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29"/>
          <table:table-cell table:style-name="ce11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51" table:number-columns-repeated="19"/>
          <table:table-cell table:style-name="ce120"/>
          <table:table-cell table:style-name="ce107" table:formula="of:=IF([.A61]&lt;&gt;&quot;&quot;; [.A61]; &quot;&quot;)">
            <text:p/>
          </table:table-cell>
          <table:table-cell table:style-name="ce11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1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1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29"/>
          <table:table-cell table:style-name="ce111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1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1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1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62]&lt;&gt;&quot;&quot;; [.A62]; &quot;&quot;)">
            <text:p/>
          </table:table-cell>
          <table:table-cell table:style-name="ce11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11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11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1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29"/>
          <table:table-cell table:style-name="ce111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11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11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11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63]&lt;&gt;&quot;&quot;; [.A63]; &quot;&quot;)">
            <text:p/>
          </table:table-cell>
          <table:table-cell table:style-name="ce11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11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11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1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29"/>
          <table:table-cell table:style-name="ce111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11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11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11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64]&lt;&gt;&quot;&quot;; [.A64]; &quot;&quot;)">
            <text:p/>
          </table:table-cell>
          <table:table-cell table:style-name="ce11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11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11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1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29"/>
          <table:table-cell table:style-name="ce111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11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11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11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51" table:number-columns-repeated="19"/>
          <table:table-cell table:style-name="ce120"/>
          <table:table-cell table:style-name="ce103" table:formula="of:=IF([.A65]&lt;&gt;&quot;&quot;; [.A65]; &quot;&quot;)">
            <text:p/>
          </table:table-cell>
          <table:table-cell table:style-name="ce11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11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11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1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29"/>
          <table:table-cell table:style-name="ce111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11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11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11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2" table:number-rows-repeated="12">
          <table:table-cell table:style-name="ce15" table:number-columns-repeated="31"/>
          <table:table-cell table:number-columns-repeated="16353"/>
        </table:table-row>
        <table:table-row table:style-name="ro2" table:number-rows-repeated="1048494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43:13.93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44:14.847000000</dc:date>
    <meta:editing-cycles>78</meta:editing-cycles>
    <meta:editing-duration>PT6H22M22S</meta:editing-duration>
    <meta:document-statistic meta:table-count="1" meta:cell-count="812" meta:object-count="0"/>
  </office:meta>
</office:document-meta>
</file>